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Nimbus Sans L2" svg:font-family="'Nimbus Sans L'" style:font-family-generic="swiss"/>
    <style:font-face style:name="Droid Naskh Shift Alt" svg:font-family="'Droid Naskh Shift Alt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1900f3" officeooo:paragraph-rsid="001e4d77" fo:background-color="transparent" style:font-size-asian="11pt" style:font-size-complex="11pt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2624b6" officeooo:paragraph-rsid="006c9e9c" fo:background-color="transparent" style:font-size-asian="11pt" style:font-size-complex="11p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2624b6" officeooo:paragraph-rsid="006f1e9c" fo:background-color="transparent" style:font-size-asian="11pt" style:font-size-complex="11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2624b6" officeooo:paragraph-rsid="007e456f" fo:background-color="transparent" style:font-size-asian="11pt" style:font-size-complex="11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2624b6" officeooo:paragraph-rsid="009cf590" fo:background-color="transparent" style:font-size-asian="11pt" style:font-size-complex="11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2624b6" officeooo:paragraph-rsid="00a38393" fo:background-color="transparent" style:font-size-asian="11pt" style:font-size-complex="11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121c4" officeooo:paragraph-rsid="006121c4" fo:background-color="transparent" style:font-size-asian="11pt" style:font-size-complex="11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121c4" officeooo:paragraph-rsid="00642b1b" fo:background-color="transparent" style:font-size-asian="11pt" style:font-size-complex="11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121c4" officeooo:paragraph-rsid="006f1e9c" fo:background-color="transparent" style:font-size-asian="11pt" style:font-size-complex="11p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121c4" officeooo:paragraph-rsid="002624b6" fo:background-color="transparent" style:font-size-asian="11pt" style:font-size-complex="11p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121c4" officeooo:paragraph-rsid="009a2819" fo:background-color="transparent" style:font-size-asian="11pt" style:font-size-complex="11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2e642" officeooo:paragraph-rsid="0084d700" fo:background-color="transparent" style:font-size-asian="11pt" style:font-size-complex="11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2b1b" officeooo:paragraph-rsid="00642b1b" fo:background-color="transparent" style:font-size-asian="11pt" style:font-size-complex="11p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2b1b" officeooo:paragraph-rsid="006ff5ed" fo:background-color="transparent" style:font-size-asian="11pt" style:font-size-complex="11pt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2b1b" officeooo:paragraph-rsid="007609d6" fo:background-color="transparent" style:font-size-asian="11pt" style:font-size-complex="11p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e24c" officeooo:paragraph-rsid="006c9e9c" fo:background-color="transparent" style:font-size-asian="11pt" style:font-size-complex="11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e24c" officeooo:paragraph-rsid="006f1e9c" fo:background-color="transparent" style:font-size-asian="11pt" style:font-size-complex="11p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e24c" officeooo:paragraph-rsid="007e456f" fo:background-color="transparent" style:font-size-asian="11pt" style:font-size-complex="11pt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4e24c" officeooo:paragraph-rsid="008222ea" fo:background-color="transparent" style:font-size-asian="11pt" style:font-size-complex="11p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3e3729" officeooo:paragraph-rsid="006a1516" fo:background-color="transparent" style:font-size-asian="11pt" style:font-size-complex="11p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f1e9c" officeooo:paragraph-rsid="006f1e9c" fo:background-color="transparent" style:font-size-asian="11pt" style:font-size-complex="11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f1e9c" officeooo:paragraph-rsid="0097c5bd" fo:background-color="transparent" style:font-size-asian="11pt" style:font-size-complex="11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f1e9c" officeooo:paragraph-rsid="009c24c1" fo:background-color="transparent" style:font-size-asian="11pt" style:font-size-complex="11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780631" officeooo:paragraph-rsid="00780631" fo:background-color="transparent" style:font-size-asian="11pt" style:font-size-complex="11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780631" officeooo:paragraph-rsid="007b339f" fo:background-color="transparent" style:font-size-asian="11pt" style:font-size-complex="11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7e456f" officeooo:paragraph-rsid="007e456f" fo:background-color="transparent" style:font-size-asian="11pt" style:font-size-complex="11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7e456f" officeooo:paragraph-rsid="009c24c1" fo:background-color="transparent" style:font-size-asian="11pt" style:font-size-complex="11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84d700" officeooo:paragraph-rsid="0092886f" fo:background-color="transparent" style:font-size-asian="11pt" style:font-size-complex="11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officeooo:rsid="0067974c" officeooo:paragraph-rsid="0092886f" fo:background-color="transparent" style:font-size-asian="11pt" style:font-size-complex="11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2624b6" officeooo:paragraph-rsid="006f1e9c" fo:background-color="transparent" style:font-size-asian="11pt" style:font-weight-asian="bold" style:font-size-complex="11pt" style:font-weight-complex="bold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2624b6" officeooo:paragraph-rsid="00889417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6121c4" officeooo:paragraph-rsid="006121c4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6121c4" officeooo:paragraph-rsid="009a2819" fo:background-color="transparent" style:font-size-asian="11pt" style:font-weight-asian="bold" style:font-size-complex="11pt" style:font-weight-complex="bold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22e148" officeooo:paragraph-rsid="006f1e9c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22e148" officeooo:paragraph-rsid="007b339f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22e148" officeooo:paragraph-rsid="009a2819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3e3729" officeooo:paragraph-rsid="006f1e9c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3e3729" officeooo:paragraph-rsid="009ec186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780631" officeooo:paragraph-rsid="00780631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780631" officeooo:paragraph-rsid="007b339f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7fed08" officeooo:paragraph-rsid="007fed08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84d700" officeooo:paragraph-rsid="0084d700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84d700" officeooo:paragraph-rsid="00a581d5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6f1e9c" officeooo:paragraph-rsid="006ff5ed" fo:background-color="transparent" style:font-size-asian="11pt" style:font-weight-asian="bold" style:font-size-complex="11pt" style:font-weight-complex="bold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7609d6" officeooo:paragraph-rsid="009c24c1" fo:background-color="transparent" style:font-size-asian="11pt" style:font-weight-asian="bold" style:font-size-complex="11pt" style:font-weight-complex="bold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bold" officeooo:rsid="009a2819" officeooo:paragraph-rsid="00a38393" fo:background-color="transparent" style:font-size-asian="11pt" style:font-weight-asian="bold" style:font-size-complex="11pt" style:font-weight-complex="bold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6f1e9c" officeooo:paragraph-rsid="006f1e9c" fo:background-color="transparent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6f1e9c" officeooo:paragraph-rsid="009c24c1" fo:background-color="transparent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6f1e9c" officeooo:paragraph-rsid="00a1fd97" fo:background-color="transparent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3e3729" officeooo:paragraph-rsid="006f1e9c" fo:background-color="transparent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3e3729" officeooo:paragraph-rsid="009ec186" fo:background-color="transparent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84d700" officeooo:paragraph-rsid="0084d700" fo:background-color="transparent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officeooo:rsid="0062e642" officeooo:paragraph-rsid="006f1e9c" fo:background-color="transparent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style="italic" style:text-underline-style="solid" style:text-underline-width="auto" style:text-underline-color="font-color" fo:font-weight="normal" officeooo:rsid="007609d6" officeooo:paragraph-rsid="0092886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normal" officeooo:rsid="00794a27" officeooo:paragraph-rsid="00780631" fo:background-color="transparent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normal" officeooo:rsid="006f1e9c" officeooo:paragraph-rsid="009c24c1" fo:background-color="transparent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font-name="Droid Sans Mono" fo:font-size="11pt" fo:font-weight="normal" officeooo:rsid="009c24c1" officeooo:paragraph-rsid="009c24c1" fo:background-color="transparent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fo:font-size="11pt" officeooo:paragraph-rsid="0087eee2" style:font-size-asian="11pt" style:font-size-complex="11pt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officeooo:paragraph-rsid="00780631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color="#009900" style:font-name="Droid Sans Mono" fo:font-size="11pt" fo:font-weight="bold" officeooo:rsid="0084d700" officeooo:paragraph-rsid="0084d700" fo:background-color="transparent" style:font-size-asian="11pt" style:font-weight-asian="bold" style:font-size-complex="11pt" style:font-weight-complex="bold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fo:color="#009900" style:font-name="Droid Sans Mono" fo:font-size="11pt" fo:font-weight="bold" officeooo:rsid="0092886f" officeooo:paragraph-rsid="0092886f" fo:background-color="transparent" style:font-size-asian="11pt" style:font-weight-asian="bold" style:font-size-complex="11pt" style:font-weight-complex="bold"/>
    </style:style>
    <style:style style:name="P62" style:family="paragraph" style:parent-style-name="Standard">
      <style:paragraph-properties fo:background-color="transparent">
        <style:background-image/>
      </style:paragraph-properties>
      <style:text-properties fo:color="#009900" style:font-name="Droid Sans Mono" fo:font-size="11pt" fo:font-weight="bold" officeooo:rsid="006f1e9c" officeooo:paragraph-rsid="00a1fd97" fo:background-color="transparent" style:font-size-asian="11pt" style:font-weight-asian="bold" style:font-size-complex="11pt" style:font-weight-complex="bold"/>
    </style:style>
    <style:style style:name="P63" style:family="paragraph" style:parent-style-name="Standard">
      <style:paragraph-properties fo:background-color="transparent">
        <style:background-image/>
      </style:paragraph-properties>
      <style:text-properties fo:color="#009900" style:font-name="Droid Sans Mono" fo:font-size="11pt" fo:font-weight="bold" officeooo:rsid="00987864" officeooo:paragraph-rsid="006f1e9c" fo:background-color="transparent" style:font-size-asian="11pt" style:font-weight-asian="bold" style:font-size-complex="11pt" style:font-weight-complex="bold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fo:color="#009900" style:font-name="Droid Sans Mono" fo:font-size="11pt" officeooo:rsid="0064e24c" officeooo:paragraph-rsid="008222ea" fo:background-color="transparent" style:font-size-asian="11pt" style:font-size-complex="11pt"/>
    </style:style>
    <style:style style:name="P65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fo:font-weight="bold" officeooo:rsid="007fed08" officeooo:paragraph-rsid="007fed08" fo:background-color="transparent" style:font-size-asian="11pt" style:font-weight-asian="bold" style:font-size-complex="11pt" style:font-weight-complex="bold"/>
    </style:style>
    <style:style style:name="P66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fo:font-weight="bold" officeooo:rsid="006f1e9c" officeooo:paragraph-rsid="006f1e9c" fo:background-color="transparent" style:font-size-asian="11pt" style:font-weight-asian="bold" style:font-size-complex="11pt" style:font-weight-complex="bold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fo:font-weight="bold" officeooo:rsid="0084d700" officeooo:paragraph-rsid="0084d700" fo:background-color="transparent" style:font-size-asian="11pt" style:font-weight-asian="bold" style:font-size-complex="11pt" style:font-weight-complex="bold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fo:font-weight="bold" officeooo:rsid="0084d700" officeooo:paragraph-rsid="0092886f" fo:background-color="transparent" style:font-size-asian="11pt" style:font-weight-asian="bold" style:font-size-complex="11pt" style:font-weight-complex="bold"/>
    </style:style>
    <style:style style:name="P69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64e24c" officeooo:paragraph-rsid="006f1e9c" fo:background-color="transparent" style:font-size-asian="11pt" style:font-size-complex="11pt"/>
    </style:style>
    <style:style style:name="P70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64e24c" officeooo:paragraph-rsid="008222ea" fo:background-color="transparent" style:font-size-asian="11pt" style:font-size-complex="11pt"/>
    </style:style>
    <style:style style:name="P71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64e24c" officeooo:paragraph-rsid="007e456f" fo:background-color="transparent" style:font-size-asian="11pt" style:font-size-complex="11pt"/>
    </style:style>
    <style:style style:name="P72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62e642" officeooo:paragraph-rsid="0084d700" fo:background-color="transparent" style:font-size-asian="11pt" style:font-size-complex="11pt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84d700" officeooo:paragraph-rsid="0084d700" fo:background-color="transparent" style:font-size-asian="11pt" style:font-size-complex="11pt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67974c" officeooo:paragraph-rsid="0084d700" fo:background-color="transparent" style:font-size-asian="11pt" style:font-size-complex="11pt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2624b6" officeooo:paragraph-rsid="007e456f" fo:background-color="transparent" style:font-size-asian="11pt" style:font-size-complex="11pt"/>
    </style:style>
    <style:style style:name="P76" style:family="paragraph" style:parent-style-name="Standard">
      <style:paragraph-properties fo:background-color="transparent">
        <style:background-image/>
      </style:paragraph-properties>
      <style:text-properties fo:color="#cc0000" style:font-name="Droid Sans Mono" fo:font-size="11pt" officeooo:rsid="006f1e9c" officeooo:paragraph-rsid="006f1e9c" fo:background-color="transparent" style:font-size-asian="11pt" style:font-size-complex="11pt"/>
    </style:style>
    <style:style style:name="P7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Droid Sans Mono" fo:font-size="11pt" officeooo:rsid="0062e642" officeooo:paragraph-rsid="00780631" fo:background-color="transparent" style:font-size-asian="11pt" style:font-size-complex="11pt"/>
    </style:style>
    <style:style style:name="P7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Droid Sans Mono" fo:font-size="11pt" officeooo:rsid="00780631" officeooo:paragraph-rsid="007b339f" fo:background-color="transparent" style:font-size-asian="11pt" style:font-size-complex="11pt"/>
    </style:style>
    <style:style style:name="P79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font-name="droid sans mono" fo:font-size="11pt" fo:letter-spacing="normal" fo:font-style="normal" fo:font-weight="normal" officeooo:rsid="002624b6" officeooo:paragraph-rsid="0087eee2" fo:background-color="transparent" style:font-size-asian="11pt" style:font-size-complex="11pt"/>
    </style:style>
    <style:style style:name="P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droid sans mono" fo:font-size="11pt" fo:letter-spacing="normal" fo:font-style="normal" fo:font-weight="normal" officeooo:rsid="002624b6" officeooo:paragraph-rsid="00a38393" fo:background-color="transparent" style:font-size-asian="11pt" style:font-size-complex="11pt"/>
    </style:style>
    <style:style style:name="P81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2624b6" officeooo:paragraph-rsid="00a38393" fo:background-color="transparent" style:font-size-asian="11pt" style:font-size-complex="11pt"/>
    </style:style>
    <style:style style:name="P82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121c4" officeooo:paragraph-rsid="00a38393" fo:background-color="transparent" style:font-size-asian="11pt" style:font-size-complex="11pt"/>
    </style:style>
    <style:style style:name="P83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3e3729" officeooo:paragraph-rsid="00a38393" fo:background-color="transparent" style:font-size-asian="11pt" style:font-size-complex="11pt"/>
    </style:style>
    <style:style style:name="P84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780631" officeooo:paragraph-rsid="00a38393" fo:background-color="transparent" style:font-size-asian="11pt" style:font-size-complex="11pt"/>
    </style:style>
    <style:style style:name="P85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4e24c" officeooo:paragraph-rsid="00a38393" fo:background-color="transparent" style:font-size-asian="11pt" style:font-size-complex="11pt"/>
    </style:style>
    <style:style style:name="P86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f1e9c" officeooo:paragraph-rsid="00a38393" fo:background-color="transparent" style:font-size-asian="11pt" style:font-size-complex="11pt"/>
    </style:style>
    <style:style style:name="P87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42b1b" officeooo:paragraph-rsid="00a38393" fo:background-color="transparent" style:font-size-asian="11pt" style:font-size-complex="11pt"/>
    </style:style>
    <style:style style:name="P8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2e642" officeooo:paragraph-rsid="00a38393" fo:background-color="transparent" style:font-size-asian="11pt" style:font-size-complex="11pt"/>
    </style:style>
    <style:style style:name="P89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2e642" officeooo:paragraph-rsid="00a581d5" fo:background-color="transparent" style:font-size-asian="11pt" style:font-size-complex="11pt" style:shadow="none"/>
    </style:style>
    <style:style style:name="P90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84d700" officeooo:paragraph-rsid="00a38393" fo:background-color="transparent" style:font-size-asian="11pt" style:font-size-complex="11pt"/>
    </style:style>
    <style:style style:name="P91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67974c" officeooo:paragraph-rsid="00a38393" fo:background-color="transparent" style:font-size-asian="11pt" style:font-size-complex="11pt"/>
    </style:style>
    <style:style style:name="P92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7e456f" officeooo:paragraph-rsid="00a38393" fo:background-color="transparent" style:font-size-asian="11pt" style:font-size-complex="11pt"/>
    </style:style>
    <style:style style:name="P93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officeooo:rsid="001900f3" officeooo:paragraph-rsid="00a38393" fo:background-color="transparent" style:font-size-asian="11pt" style:font-size-complex="11pt"/>
    </style:style>
    <style:style style:name="P94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2624b6" officeooo:paragraph-rsid="00a38393" fo:background-color="transparent" style:font-size-asian="11pt" style:font-weight-asian="bold" style:font-size-complex="11pt" style:font-weight-complex="bold"/>
    </style:style>
    <style:style style:name="P95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6121c4" officeooo:paragraph-rsid="00a38393" fo:background-color="transparent" style:font-size-asian="11pt" style:font-weight-asian="bold" style:font-size-complex="11pt" style:font-weight-complex="bold"/>
    </style:style>
    <style:style style:name="P96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3e3729" officeooo:paragraph-rsid="00a38393" fo:background-color="transparent" style:font-size-asian="11pt" style:font-weight-asian="bold" style:font-size-complex="11pt" style:font-weight-complex="bold"/>
    </style:style>
    <style:style style:name="P97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6f1e9c" officeooo:paragraph-rsid="00a38393" fo:background-color="transparent" style:font-size-asian="11pt" style:font-weight-asian="bold" style:font-size-complex="11pt" style:font-weight-complex="bold"/>
    </style:style>
    <style:style style:name="P9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7fed08" officeooo:paragraph-rsid="00a38393" fo:background-color="transparent" style:font-size-asian="11pt" style:font-weight-asian="bold" style:font-size-complex="11pt" style:font-weight-complex="bold"/>
    </style:style>
    <style:style style:name="P99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84d700" officeooo:paragraph-rsid="00a38393" fo:background-color="transparent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84d700" officeooo:paragraph-rsid="00a581d5" fo:background-color="transparent" style:font-size-asian="11pt" style:font-weight-asian="bold" style:font-size-complex="11pt" style:font-weight-complex="bold" style:shadow="none"/>
    </style:style>
    <style:style style:name="P101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92886f" officeooo:paragraph-rsid="00a38393" fo:background-color="transparent" style:font-size-asian="11pt" style:font-weight-asian="bold" style:font-size-complex="11pt" style:font-weight-complex="bold"/>
    </style:style>
    <style:style style:name="P102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22e148" officeooo:paragraph-rsid="00a38393" fo:background-color="transparent" style:font-size-asian="11pt" style:font-weight-asian="bold" style:font-size-complex="11pt" style:font-weight-complex="bold"/>
    </style:style>
    <style:style style:name="P103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780631" officeooo:paragraph-rsid="00a38393" fo:background-color="transparent" style:font-size-asian="11pt" style:font-weight-asian="bold" style:font-size-complex="11pt" style:font-weight-complex="bold"/>
    </style:style>
    <style:style style:name="P104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7609d6" officeooo:paragraph-rsid="00a38393" fo:background-color="transparent" style:font-size-asian="11pt" style:font-weight-asian="bold" style:font-size-complex="11pt" style:font-weight-complex="bold"/>
    </style:style>
    <style:style style:name="P105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9a2819" officeooo:paragraph-rsid="00a38393" fo:background-color="transparent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bold" officeooo:rsid="00987864" officeooo:paragraph-rsid="00a38393" fo:background-color="transparent" style:font-size-asian="11pt" style:font-weight-asian="bold" style:font-size-complex="11pt" style:font-weight-complex="bold"/>
    </style:style>
    <style:style style:name="P107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style="italic" officeooo:rsid="006f1e9c" officeooo:paragraph-rsid="00a38393" fo:background-color="transparent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style="italic" officeooo:rsid="0062e642" officeooo:paragraph-rsid="00a38393" fo:background-color="transparent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style="italic" officeooo:rsid="003e3729" officeooo:paragraph-rsid="00a38393" fo:background-color="transparent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style="italic" officeooo:rsid="0084d700" officeooo:paragraph-rsid="00a38393" fo:background-color="transparent" style:font-size-asian="11pt" style:font-style-asian="italic" style:font-size-complex="11pt" style:font-style-complex="italic" style:shadow="none"/>
    </style:style>
    <style:style style:name="P111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style="italic" style:text-underline-style="solid" style:text-underline-width="auto" style:text-underline-color="font-color" fo:font-weight="normal" officeooo:rsid="007609d6" officeooo:paragraph-rsid="00a3839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normal" officeooo:rsid="006f1e9c" officeooo:paragraph-rsid="00a38393" fo:background-color="transparent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normal" officeooo:rsid="00794a27" officeooo:paragraph-rsid="00a38393" fo:background-color="transparent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normal" officeooo:rsid="00747c11" officeooo:paragraph-rsid="00a38393" fo:background-color="transparent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1pt" fo:font-weight="normal" officeooo:rsid="009c24c1" officeooo:paragraph-rsid="00a38393" fo:background-color="transparent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background-color="transparent">
        <style:background-image/>
      </style:paragraph-properties>
      <style:text-properties fo:color="#000000" fo:font-size="11pt" officeooo:paragraph-rsid="00a38393" style:font-size-asian="11pt" style:font-size-complex="11pt"/>
    </style:style>
    <style:style style:name="P117" style:family="paragraph" style:parent-style-name="Standard">
      <style:paragraph-properties fo:background-color="transparent">
        <style:background-image/>
      </style:paragraph-properties>
      <style:text-properties fo:color="#000000" officeooo:paragraph-rsid="00a383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d77" style:font-weight-asian="bold" style:font-weight-complex="bold"/>
    </style:style>
    <style:style style:name="T3" style:family="text">
      <style:text-properties fo:font-weight="bold" officeooo:rsid="00642b1b" style:font-weight-asian="bold" style:font-weight-complex="bold"/>
    </style:style>
    <style:style style:name="T4" style:family="text">
      <style:text-properties fo:font-weight="bold" officeooo:rsid="0066d75f" style:font-weight-asian="bold" style:font-weight-complex="bold"/>
    </style:style>
    <style:style style:name="T5" style:family="text">
      <style:text-properties fo:font-weight="bold" officeooo:rsid="006f1e9c" style:font-weight-asian="bold" style:font-weight-complex="bold"/>
    </style:style>
    <style:style style:name="T6" style:family="text">
      <style:text-properties fo:font-weight="bold" officeooo:rsid="0067974c" style:font-weight-asian="bold" style:font-weight-complex="bold"/>
    </style:style>
    <style:style style:name="T7" style:family="text">
      <style:text-properties fo:font-weight="bold" officeooo:rsid="0084d700" style:font-weight-asian="bold" style:font-weight-complex="bold"/>
    </style:style>
    <style:style style:name="T8" style:family="text">
      <style:text-properties fo:font-weight="bold" officeooo:rsid="0092886f" style:font-weight-asian="bold" style:font-weight-complex="bold"/>
    </style:style>
    <style:style style:name="T9" style:family="text">
      <style:text-properties fo:font-weight="bold" officeooo:rsid="0094308e" style:font-weight-asian="bold" style:font-weight-complex="bold"/>
    </style:style>
    <style:style style:name="T10" style:family="text">
      <style:text-properties fo:font-weight="bold" officeooo:rsid="00987864" style:font-weight-asian="bold" style:font-weight-complex="bold"/>
    </style:style>
    <style:style style:name="T11" style:family="text">
      <style:text-properties fo:font-weight="bold" officeooo:rsid="009a2819" style:font-weight-asian="bold" style:font-weight-complex="bold"/>
    </style:style>
    <style:style style:name="T12" style:family="text">
      <style:text-properties fo:font-weight="bold" officeooo:rsid="009c24c1" style:font-weight-asian="bold" style:font-weight-complex="bold"/>
    </style:style>
    <style:style style:name="T13" style:family="text">
      <style:text-properties fo:font-weight="bold" officeooo:rsid="009e93b2" style:font-weight-asian="bold" style:font-weight-complex="bold"/>
    </style:style>
    <style:style style:name="T14" style:family="text">
      <style:text-properties fo:font-weight="bold" officeooo:rsid="00a0dc7d" style:font-weight-asian="bold" style:font-weight-complex="bold"/>
    </style:style>
    <style:style style:name="T15" style:family="text">
      <style:text-properties fo:font-weight="bold" officeooo:rsid="009ec18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71aad8" style:font-weight-asian="normal" style:font-weight-complex="normal"/>
    </style:style>
    <style:style style:name="T18" style:family="text">
      <style:text-properties fo:font-weight="normal" officeooo:rsid="007368e2" style:font-weight-asian="normal" style:font-weight-complex="normal"/>
    </style:style>
    <style:style style:name="T19" style:family="text">
      <style:text-properties fo:font-weight="normal" officeooo:rsid="00747c11" style:font-weight-asian="normal" style:font-weight-complex="normal"/>
    </style:style>
    <style:style style:name="T20" style:family="text">
      <style:text-properties fo:font-weight="normal" officeooo:rsid="007609d6" style:font-weight-asian="normal" style:font-weight-complex="normal"/>
    </style:style>
    <style:style style:name="T21" style:family="text">
      <style:text-properties fo:font-weight="normal" officeooo:rsid="00794a27" style:font-weight-asian="normal" style:font-weight-complex="normal"/>
    </style:style>
    <style:style style:name="T22" style:family="text">
      <style:text-properties fo:font-weight="normal" officeooo:rsid="007d4aff" style:font-weight-asian="normal" style:font-weight-complex="normal"/>
    </style:style>
    <style:style style:name="T23" style:family="text">
      <style:text-properties fo:font-weight="normal" officeooo:rsid="007e456f" style:font-weight-asian="normal" style:font-weight-complex="normal"/>
    </style:style>
    <style:style style:name="T24" style:family="text">
      <style:text-properties fo:font-weight="normal" officeooo:rsid="0067974c" style:font-weight-asian="normal" style:font-weight-complex="normal"/>
    </style:style>
    <style:style style:name="T25" style:family="text">
      <style:text-properties fo:font-weight="normal" officeooo:rsid="008222ea" style:font-weight-asian="normal" style:font-weight-complex="normal"/>
    </style:style>
    <style:style style:name="T26" style:family="text">
      <style:text-properties fo:font-weight="normal" officeooo:rsid="0084d700" style:font-weight-asian="normal" style:font-weight-complex="normal"/>
    </style:style>
    <style:style style:name="T27" style:family="text">
      <style:text-properties fo:font-weight="normal" officeooo:rsid="009a2819" style:font-weight-asian="normal" style:font-weight-complex="normal"/>
    </style:style>
    <style:style style:name="T28" style:family="text">
      <style:text-properties fo:font-weight="normal" officeooo:rsid="009c24c1" style:font-weight-asian="normal" style:font-weight-complex="normal"/>
    </style:style>
    <style:style style:name="T29" style:family="text">
      <style:text-properties fo:font-weight="normal" officeooo:rsid="006f1e9c" style:font-weight-asian="normal" style:font-weight-complex="normal"/>
    </style:style>
    <style:style style:name="T30" style:family="text">
      <style:text-properties fo:font-weight="normal" officeooo:rsid="009cf590" style:font-weight-asian="normal" style:font-weight-complex="normal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6f1e9c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6ff5ed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7609d6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642b1b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7e456f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62e642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67974c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84d700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69b6d3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987864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9a2819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a1fd97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9ec186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9e93b2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solid" style:text-underline-width="auto" style:text-underline-color="font-color" fo:font-weight="normal" officeooo:rsid="008222ea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solid" style:text-underline-width="auto" style:text-underline-color="font-color" fo:font-weight="normal" officeooo:rsid="0084d700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solid" style:text-underline-width="auto" style:text-underline-color="font-color" fo:font-weight="normal" officeooo:rsid="00987864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solid" style:text-underline-width="auto" style:text-underline-color="font-color" fo:font-weight="normal" officeooo:rsid="009a2819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solid" style:text-underline-width="auto" style:text-underline-color="font-color" fo:font-weight="normal" officeooo:rsid="00a1fd97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solid" style:text-underline-width="auto" style:text-underline-color="font-color" fo:font-weight="normal" officeooo:rsid="00a4fdec" style:font-style-asian="italic" style:font-weight-asian="normal" style:font-style-complex="italic" style:font-weight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9c24c1" style:font-style-asian="italic" style:font-style-complex="italic"/>
    </style:style>
    <style:style style:name="T55" style:family="text">
      <style:text-properties fo:font-style="italic" fo:font-weight="normal" officeooo:rsid="009cf590" style:font-style-asian="italic" style:font-weight-asian="normal" style:font-style-complex="italic" style:font-weight-complex="normal"/>
    </style:style>
    <style:style style:name="T56" style:family="text">
      <style:text-properties fo:font-style="normal" style:text-underline-style="none" officeooo:rsid="009a2819" style:font-style-asian="normal" style:font-style-complex="normal"/>
    </style:style>
    <style:style style:name="T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droid sans mono" fo:letter-spacing="normal" fo:font-style="normal" fo:font-weight="normal" officeooo:rsid="002624b6" fo:background-color="transparent" loext:char-shading-value="0"/>
    </style:style>
    <style:style style:name="T59" style:family="text">
      <style:text-properties fo:font-variant="normal" fo:text-transform="none" fo:color="#000000" style:font-name="droid sans mono" fo:letter-spacing="normal" fo:font-style="normal" fo:font-weight="normal" officeooo:rsid="009531d4" fo:background-color="transparent" loext:char-shading-value="0"/>
    </style:style>
    <style:style style:name="T60" style:family="text">
      <style:text-properties fo:font-variant="normal" fo:text-transform="none" fo:color="#000000" style:font-name="droid sans mono" fo:letter-spacing="normal" fo:font-style="normal" fo:font-weight="bold" officeooo:rsid="002624b6" fo:background-color="transparent" loext:char-shading-value="0" style:font-weight-asian="bold" style:font-weight-complex="bold"/>
    </style:style>
    <style:style style:name="T61" style:family="text">
      <style:text-properties fo:font-variant="normal" fo:text-transform="none" fo:color="#000000" style:font-name="Droid Sans Mono" fo:letter-spacing="normal" fo:font-style="normal" fo:font-weight="normal" officeooo:rsid="0087eee2" fo:background-color="transparent" loext:char-shading-value="0"/>
    </style:style>
    <style:style style:name="T62" style:family="text">
      <style:text-properties fo:font-variant="normal" fo:text-transform="none" style:font-name="droid sans mono" fo:letter-spacing="normal" fo:font-style="normal" fo:font-weight="normal" officeooo:rsid="002624b6" fo:background-color="transparent" loext:char-shading-value="0"/>
    </style:style>
    <style:style style:name="T63" style:family="text">
      <style:text-properties fo:font-variant="normal" fo:text-transform="none" style:font-name="droid sans mono" fo:letter-spacing="normal" fo:font-style="normal" fo:font-weight="normal" officeooo:rsid="009531d4" fo:background-color="transparent" loext:char-shading-value="0"/>
    </style:style>
    <style:style style:name="T64" style:family="text">
      <style:text-properties fo:font-variant="normal" fo:text-transform="none" style:font-name="droid sans mono" fo:letter-spacing="normal" fo:font-style="normal" fo:font-weight="bold" officeooo:rsid="002624b6" fo:background-color="transparent" loext:char-shading-value="0" style:font-weight-asian="bold" style:font-weight-complex="bold"/>
    </style:style>
    <style:style style:name="T65" style:family="text">
      <style:text-properties fo:font-variant="normal" fo:text-transform="none" style:font-name="Droid Sans Mono" fo:letter-spacing="normal" fo:font-style="normal" fo:font-weight="normal" officeooo:rsid="0087eee2" fo:background-color="transparent" loext:char-shading-value="0"/>
    </style:style>
    <style:style style:name="T66" style:family="text">
      <style:text-properties officeooo:rsid="00642b1b"/>
    </style:style>
    <style:style style:name="T67" style:family="text">
      <style:text-properties officeooo:rsid="0066d75f"/>
    </style:style>
    <style:style style:name="T68" style:family="text">
      <style:text-properties officeooo:rsid="0067974c"/>
    </style:style>
    <style:style style:name="T69" style:family="text">
      <style:text-properties officeooo:rsid="0069b6d3"/>
    </style:style>
    <style:style style:name="T70" style:family="text">
      <style:text-properties officeooo:rsid="006c9e9c"/>
    </style:style>
    <style:style style:name="T71" style:family="text">
      <style:text-properties officeooo:rsid="006f1e9c"/>
    </style:style>
    <style:style style:name="T72" style:family="text">
      <style:text-properties officeooo:rsid="007609d6"/>
    </style:style>
    <style:style style:name="T73" style:family="text">
      <style:text-properties style:font-name="Droid Sans Mono" fo:font-size="11pt" fo:font-weight="normal" officeooo:rsid="00642b1b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style:font-name="Droid Sans Mono" fo:font-size="11pt" fo:font-weight="bold" officeooo:rsid="00642b1b" fo:background-color="transparent" loext:char-shading-value="0" style:font-size-asian="11pt" style:font-weight-asian="bold" style:font-size-complex="11pt" style:font-weight-complex="bold"/>
    </style:style>
    <style:style style:name="T75" style:family="text">
      <style:text-properties style:font-name="Droid Sans Mono" fo:font-size="11pt" fo:font-weight="bold" officeooo:rsid="009e93b2" fo:background-color="transparent" loext:char-shading-value="0" style:font-size-asian="11pt" style:font-weight-asian="bold" style:font-size-complex="11pt" style:font-weight-complex="bold"/>
    </style:style>
    <style:style style:name="T76" style:family="text">
      <style:text-properties style:font-name="Droid Sans Mono" fo:font-size="11pt" officeooo:rsid="00642b1b" fo:background-color="transparent" loext:char-shading-value="0" style:font-size-asian="11pt" style:font-size-complex="11pt"/>
    </style:style>
    <style:style style:name="T77" style:family="text">
      <style:text-properties style:font-name="Droid Sans Mono" fo:font-size="11pt" fo:font-style="italic" style:text-underline-style="solid" style:text-underline-width="auto" style:text-underline-color="font-color" officeooo:rsid="00642b1b" fo:background-color="transparent" loext:char-shading-value="0" style:font-size-asian="11pt" style:font-style-asian="italic" style:font-size-complex="11pt" style:font-style-complex="italic"/>
    </style:style>
    <style:style style:name="T78" style:family="text">
      <style:text-properties style:font-name="Droid Sans Mono" fo:font-size="11pt" fo:font-style="italic" style:text-underline-style="solid" style:text-underline-width="auto" style:text-underline-color="font-color" officeooo:rsid="009e93b2" fo:background-color="transparent" loext:char-shading-value="0" style:font-size-asian="11pt" style:font-style-asian="italic" style:font-size-complex="11pt" style:font-style-complex="italic"/>
    </style:style>
    <style:style style:name="T79" style:family="text">
      <style:text-properties style:font-name="Droid Sans Mono" fo:font-size="11pt" fo:font-style="italic" style:text-underline-style="none" officeooo:rsid="00780631" fo:background-color="transparent" loext:char-shading-value="0" style:font-size-asian="11pt" style:font-style-asian="italic" style:font-size-complex="11pt" style:font-style-complex="italic"/>
    </style:style>
    <style:style style:name="T80" style:family="text">
      <style:text-properties officeooo:rsid="00794a27"/>
    </style:style>
    <style:style style:name="T81" style:family="text">
      <style:text-properties officeooo:rsid="007e456f"/>
    </style:style>
    <style:style style:name="T82" style:family="text">
      <style:text-properties officeooo:rsid="0084d700"/>
    </style:style>
    <style:style style:name="T83" style:family="text">
      <style:text-properties fo:color="#009900"/>
    </style:style>
    <style:style style:name="T84" style:family="text">
      <style:text-properties fo:color="#009900" officeooo:rsid="006f1e9c"/>
    </style:style>
    <style:style style:name="T85" style:family="text">
      <style:text-properties fo:color="#009900" fo:font-weight="bold" style:font-weight-asian="bold" style:font-weight-complex="bold"/>
    </style:style>
    <style:style style:name="T86" style:family="text">
      <style:text-properties fo:color="#009900" fo:font-weight="bold" officeooo:rsid="0066d75f" style:font-weight-asian="bold" style:font-weight-complex="bold"/>
    </style:style>
    <style:style style:name="T87" style:family="text">
      <style:text-properties fo:color="#009900" fo:font-weight="bold" officeooo:rsid="006f1e9c" style:font-weight-asian="bold" style:font-weight-complex="bold"/>
    </style:style>
    <style:style style:name="T88" style:family="text">
      <style:text-properties fo:color="#009900" fo:font-weight="bold" officeooo:rsid="00642b1b" style:font-weight-asian="bold" style:font-weight-complex="bold"/>
    </style:style>
    <style:style style:name="T89" style:family="text">
      <style:text-properties fo:color="#009900" fo:font-weight="bold" officeooo:rsid="0084d700" style:font-weight-asian="bold" style:font-weight-complex="bold"/>
    </style:style>
    <style:style style:name="T90" style:family="text">
      <style:text-properties fo:color="#009900" fo:font-weight="bold" officeooo:rsid="0067974c" style:font-weight-asian="bold" style:font-weight-complex="bold"/>
    </style:style>
    <style:style style:name="T91" style:family="text">
      <style:text-properties fo:color="#009900" fo:font-weight="bold" officeooo:rsid="0092886f" style:font-weight-asian="bold" style:font-weight-complex="bold"/>
    </style:style>
    <style:style style:name="T92" style:family="text">
      <style:text-properties fo:color="#009900" fo:font-weight="bold" officeooo:rsid="00987864" style:font-weight-asian="bold" style:font-weight-complex="bold"/>
    </style:style>
    <style:style style:name="T93" style:family="text">
      <style:text-properties fo:color="#009900" fo:font-weight="bold" officeooo:rsid="009a2819" style:font-weight-asian="bold" style:font-weight-complex="bold"/>
    </style:style>
    <style:style style:name="T94" style:family="text">
      <style:text-properties fo:color="#009900" fo:font-weight="bold" officeooo:rsid="009e93b2" style:font-weight-asian="bold" style:font-weight-complex="bold"/>
    </style:style>
    <style:style style:name="T95" style:family="text">
      <style:text-properties fo:color="#009900" fo:font-weight="bold" officeooo:rsid="009ec186" style:font-weight-asian="bold" style:font-weight-complex="bold"/>
    </style:style>
    <style:style style:name="T96" style:family="text">
      <style:text-properties fo:color="#009900" fo:font-weight="bold" officeooo:rsid="00a0dc7d" style:font-weight-asian="bold" style:font-weight-complex="bold"/>
    </style:style>
    <style:style style:name="T97" style:family="text">
      <style:text-properties fo:color="#009900" fo:font-style="normal" style:text-underline-style="none" officeooo:rsid="009a2819" style:font-style-asian="normal" style:font-style-complex="normal"/>
    </style:style>
    <style:style style:name="T98" style:family="text">
      <style:text-properties fo:color="#009900" style:font-name="Droid Sans Mono" fo:font-size="11pt" fo:font-weight="bold" officeooo:rsid="00642b1b" fo:background-color="transparent" loext:char-shading-value="0" style:font-size-asian="11pt" style:font-weight-asian="bold" style:font-size-complex="11pt" style:font-weight-complex="bold"/>
    </style:style>
    <style:style style:name="T99" style:family="text">
      <style:text-properties fo:color="#009900" style:font-name="Droid Sans Mono" fo:font-size="11pt" fo:font-weight="bold" officeooo:rsid="009e93b2" fo:background-color="transparent" loext:char-shading-value="0" style:font-size-asian="11pt" style:font-weight-asian="bold" style:font-size-complex="11pt" style:font-weight-complex="bold"/>
    </style:style>
    <style:style style:name="T100" style:family="text">
      <style:text-properties fo:color="#009900" officeooo:rsid="0092886f"/>
    </style:style>
    <style:style style:name="T101" style:family="text">
      <style:text-properties fo:color="#009900" officeooo:rsid="009531d4"/>
    </style:style>
    <style:style style:name="T102" style:family="text">
      <style:text-properties fo:color="#009900" officeooo:rsid="00987864"/>
    </style:style>
    <style:style style:name="T103" style:family="text">
      <style:text-properties fo:color="#009900" officeooo:rsid="009a2819"/>
    </style:style>
    <style:style style:name="T104" style:family="text">
      <style:text-properties fo:color="#009900" officeooo:rsid="009e93b2"/>
    </style:style>
    <style:style style:name="T105" style:family="text">
      <style:text-properties fo:color="#009900" officeooo:rsid="009ec186"/>
    </style:style>
    <style:style style:name="T106" style:family="text">
      <style:text-properties fo:color="#009900" officeooo:rsid="00a0dc7d"/>
    </style:style>
    <style:style style:name="T107" style:family="text">
      <style:text-properties fo:color="#009900" officeooo:rsid="00a581d5"/>
    </style:style>
    <style:style style:name="T108" style:family="text">
      <style:text-properties fo:color="#cc0000"/>
    </style:style>
    <style:style style:name="T109" style:family="text">
      <style:text-properties fo:color="#cc0000" officeooo:rsid="0066d75f"/>
    </style:style>
    <style:style style:name="T110" style:family="text">
      <style:text-properties fo:color="#cc0000" fo:font-style="italic" style:text-underline-style="solid" style:text-underline-width="auto" style:text-underline-color="font-color" officeooo:rsid="006f1e9c" style:font-style-asian="italic" style:font-style-complex="italic"/>
    </style:style>
    <style:style style:name="T111" style:family="text">
      <style:text-properties fo:color="#cc0000" fo:font-style="italic" style:text-underline-style="solid" style:text-underline-width="auto" style:text-underline-color="font-color" officeooo:rsid="006ff5ed" style:font-style-asian="italic" style:font-style-complex="italic"/>
    </style:style>
    <style:style style:name="T112" style:family="text">
      <style:text-properties fo:color="#cc0000" fo:font-style="italic" style:text-underline-style="solid" style:text-underline-width="auto" style:text-underline-color="font-color" officeooo:rsid="007609d6" style:font-style-asian="italic" style:font-style-complex="italic"/>
    </style:style>
    <style:style style:name="T113" style:family="text">
      <style:text-properties fo:color="#cc0000" fo:font-style="italic" style:text-underline-style="solid" style:text-underline-width="auto" style:text-underline-color="font-color" officeooo:rsid="0069b6d3" style:font-style-asian="italic" style:font-style-complex="italic"/>
    </style:style>
    <style:style style:name="T114" style:family="text">
      <style:text-properties fo:color="#cc0000" fo:font-style="italic" style:text-underline-style="solid" style:text-underline-width="auto" style:text-underline-color="font-color" officeooo:rsid="0084d700" style:font-style-asian="italic" style:font-style-complex="italic"/>
    </style:style>
    <style:style style:name="T115" style:family="text">
      <style:text-properties fo:color="#cc0000" fo:font-style="italic" style:text-underline-style="solid" style:text-underline-width="auto" style:text-underline-color="font-color" officeooo:rsid="00642b1b" style:font-style-asian="italic" style:font-style-complex="italic"/>
    </style:style>
    <style:style style:name="T116" style:family="text">
      <style:text-properties fo:color="#cc0000" fo:font-style="italic" style:text-underline-style="solid" style:text-underline-width="auto" style:text-underline-color="font-color" officeooo:rsid="009e93b2" style:font-style-asian="italic" style:font-style-complex="italic"/>
    </style:style>
    <style:style style:name="T117" style:family="text">
      <style:text-properties fo:color="#cc0000" fo:font-style="italic" style:text-underline-style="solid" style:text-underline-width="auto" style:text-underline-color="font-color" officeooo:rsid="009ec186" style:font-style-asian="italic" style:font-style-complex="italic"/>
    </style:style>
    <style:style style:name="T118" style:family="text">
      <style:text-properties fo:color="#cc0000" fo:font-style="italic" style:text-underline-style="solid" style:text-underline-width="auto" style:text-underline-color="font-color" fo:font-weight="normal" officeooo:rsid="0084d700" style:font-style-asian="italic" style:font-weight-asian="normal" style:font-style-complex="italic" style:font-weight-complex="normal"/>
    </style:style>
    <style:style style:name="T119" style:family="text">
      <style:text-properties fo:color="#cc0000" fo:font-style="italic" style:text-underline-style="solid" style:text-underline-width="auto" style:text-underline-color="font-color" fo:font-weight="normal" officeooo:rsid="00987864" style:font-style-asian="italic" style:font-weight-asian="normal" style:font-style-complex="italic" style:font-weight-complex="normal"/>
    </style:style>
    <style:style style:name="T120" style:family="text">
      <style:text-properties fo:color="#cc0000" fo:font-style="italic" style:text-underline-style="solid" style:text-underline-width="auto" style:text-underline-color="font-color" fo:font-weight="normal" officeooo:rsid="00a1fd97" style:font-style-asian="italic" style:font-weight-asian="normal" style:font-style-complex="italic" style:font-weight-complex="normal"/>
    </style:style>
    <style:style style:name="T121" style:family="text">
      <style:text-properties fo:color="#cc0000" style:font-name="Droid Sans Mono" fo:font-size="11pt" fo:font-style="italic" style:text-underline-style="solid" style:text-underline-width="auto" style:text-underline-color="font-color" officeooo:rsid="00642b1b" fo:background-color="transparent" loext:char-shading-value="0" style:font-size-asian="11pt" style:font-style-asian="italic" style:font-size-complex="11pt" style:font-style-complex="italic"/>
    </style:style>
    <style:style style:name="T122" style:family="text">
      <style:text-properties fo:color="#cc0000" style:font-name="Droid Sans Mono" fo:font-size="11pt" fo:font-style="italic" style:text-underline-style="solid" style:text-underline-width="auto" style:text-underline-color="font-color" officeooo:rsid="009e93b2" fo:background-color="transparent" loext:char-shading-value="0" style:font-size-asian="11pt" style:font-style-asian="italic" style:font-size-complex="11pt" style:font-style-complex="italic"/>
    </style:style>
    <style:style style:name="T123" style:family="text">
      <style:text-properties fo:color="#cc0000" officeooo:rsid="0069b6d3"/>
    </style:style>
    <style:style style:name="T124" style:family="text">
      <style:text-properties fo:color="#cc0000" fo:font-weight="normal" officeooo:rsid="0084d700" style:font-weight-asian="normal" style:font-weight-complex="normal"/>
    </style:style>
    <style:style style:name="T125" style:family="text">
      <style:text-properties style:use-window-font-color="true" style:font-name="Droid Sans Mono" fo:font-size="11pt" officeooo:rsid="00642b1b" fo:background-color="transparent" loext:char-shading-value="0" style:font-size-asian="11pt" style:font-size-complex="11pt"/>
    </style:style>
    <style:style style:name="T126" style:family="text">
      <style:text-properties style:use-window-font-color="true" style:font-name="Droid Sans Mono" fo:font-size="11pt" fo:font-style="italic" style:text-underline-style="none" officeooo:rsid="00780631" fo:background-color="transparent" loext:char-shading-value="0" style:font-size-asian="11pt" style:font-style-asian="italic" style:font-size-complex="11pt" style:font-style-complex="italic"/>
    </style:style>
    <style:style style:name="T127" style:family="text">
      <style:text-properties style:use-window-font-color="true" fo:font-weight="bold" style:font-weight-asian="bold" style:font-weight-complex="bold"/>
    </style:style>
    <style:style style:name="T128" style:family="text">
      <style:text-properties officeooo:rsid="009531d4"/>
    </style:style>
    <style:style style:name="T129" style:family="text">
      <style:text-properties officeooo:rsid="00987864"/>
    </style:style>
    <style:style style:name="T130" style:family="text">
      <style:text-properties officeooo:rsid="009a2819"/>
    </style:style>
    <style:style style:name="T131" style:family="text">
      <style:text-properties officeooo:rsid="009c24c1"/>
    </style:style>
    <style:style style:name="T132" style:family="text">
      <style:text-properties officeooo:rsid="009e93b2"/>
    </style:style>
    <style:style style:name="T133" style:family="text">
      <style:text-properties officeooo:rsid="009ec186"/>
    </style:style>
    <style:style style:name="T134" style:family="text">
      <style:text-properties officeooo:rsid="00a0dc7d"/>
    </style:style>
    <style:style style:name="Sect1" style:family="section">
      <style:section-properties text:dont-balance-text-columns="false" style:editable="false">
        <style:columns fo:column-count="3">
          <style:column style:rel-width="3276*" fo:start-indent="0in" fo:end-indent="0.1047in"/>
          <style:column style:rel-width="3427*" fo:start-indent="0.1047in" fo:end-indent="0.1047in"/>
          <style:column style:rel-width="3269*" fo:start-indent="0.104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<text:span text:style-name="T1">fig</text:span><text:span text:style-name="T9">ueira</text:span><text:span text:style-name="T11">:</text:span><text:span text:style-name="T1"> </text:span></text:p>
        <text:p text:style-name="P46">folhas de dicas</text:p>
        <text:p text:style-name="P31"/>
        <text:p text:style-name="P58"><text:span text:style-name="T60">license:</text:span><text:span text:style-name="T58"> creative commons cc0 1.0</text:span><text:span text:style-name="T59"> </text:span><text:span text:style-name="T58">(public domain)</text:span><text:span text:style-name="T61"> </text:span><text:span text:style-name="T62">http://</text:span></text:p>
        <text:p text:style-name="P79">creativecommons.org/publicdomain/zero/1.0/</text:p>
        <text:p text:style-name="P10"/>
        <text:p text:style-name="P33"><text:span text:style-name="T17">---</text:span><text:span text:style-name="T18">-</text:span><text:span text:style-name="T17"> </text:span>v<text:span text:style-name="T130">ariáveis</text:span><text:span text:style-name="T17"> ---</text:span><text:span text:style-name="T18">-</text:span></text:p>
        <text:p text:style-name="P20"/>
        <text:p text:style-name="P24">note: <text:span text:style-name="T128">semi</text:span>colons are optional and cosmetic</text:p>
        <text:p text:style-name="P20"/>
        <text:p text:style-name="P47"># set x to 0</text:p>
        <text:p text:style-name="P30"><text:span text:style-name="T71"><text:s text:c="2"/></text:span><text:span text:style-name="T84">x</text:span></text:p>
        <text:p text:style-name="P53"># set x to 5</text:p>
        <text:p text:style-name="P30"><text:span text:style-name="T71"><text:s text:c="2"/></text:span><text:span text:style-name="T84">x 5</text:span></text:p>
        <text:p text:style-name="P53"># set x to 5</text:p>
        <text:p text:style-name="P37"><text:span text:style-name="T71"><text:s text:c="2"/></text:span><text:span text:style-name="T83">x </text:span><text:span text:style-name="T101">;</text:span><text:span text:style-name="T83"> </text:span><text:span text:style-name="T84">5</text:span></text:p>
        <text:p text:style-name="P51"># set x to <text:span text:style-name="T71">"olá mundo"</text:span></text:p>
        <text:p text:style-name="P38"><text:span text:style-name="T71"><text:s text:c="2"/></text:span><text:span text:style-name="T83">x </text:span><text:span text:style-name="T101">;</text:span><text:span text:style-name="T83"> "</text:span><text:span text:style-name="T105">olá mundo</text:span><text:span text:style-name="T83">"</text:span></text:p>
        <text:p text:style-name="P50"># x to <text:span text:style-name="T71">0, make array</text:span></text:p>
        <text:p text:style-name="P30"><text:span text:style-name="T71"><text:s text:c="2"/></text:span><text:span text:style-name="T84">x </text:span><text:span text:style-name="T101">;</text:span><text:span text:style-name="T84"> </text:span><text:span text:style-name="T102">ordem</text:span></text:p>
        <text:p text:style-name="P3"/>
        <text:p text:style-name="P9"/>
        <text:p text:style-name="P10"><text:span text:style-name="T17">---</text:span><text:span text:style-name="T18">-</text:span><text:span text:style-name="T17"> </text:span><text:span text:style-name="T11">entrada</text:span><text:span text:style-name="T17"> ---</text:span><text:span text:style-name="T18">-</text:span></text:p>
        <text:p text:style-name="P3"/>
        <text:p text:style-name="P48"># <text:span text:style-name="T131">afeta var principal:</text:span></text:p>
        <text:p text:style-name="P63">crono ordstdin</text:p>
        <text:p text:style-name="P69"><text:span text:style-name="T86">lin</text:span><text:span text:style-name="T92">ha</text:span><text:span text:style-name="T86">e</text:span><text:span text:style-name="T92">n</text:span><text:span text:style-name="T86">t</text:span><text:span text:style-name="T92">ra</text:span><text:span text:style-name="T86"> </text:span><text:span text:style-name="T94">a</text:span><text:span text:style-name="T86">lin</text:span><text:span text:style-name="T94">haentra</text:span><text:span text:style-name="T86"> </text:span><text:span text:style-name="T94">hora</text:span><text:span text:style-name="T87"> </text:span><text:span text:style-name="T94">ordaberto</text:span><text:span text:style-name="T67"> </text:span><text:span text:style-name="T43">arquivo</text:span><text:span text:style-name="T67"> </text:span></text:p>
        <text:p text:style-name="P17"><text:span text:style-name="T87">dat</text:span><text:span text:style-name="T94">a</text:span><text:span text:style-name="T87"> </text:span><text:span text:style-name="T94">ord</text:span><text:span text:style-name="T86">curl</text:span><text:span text:style-name="T109"> </text:span><text:span text:style-name="T110">url</text:span><text:span text:style-name="T67"> </text:span></text:p>
        <text:p text:style-name="P16"/>
        <text:p text:style-name="P49"># <text:span text:style-name="T131">sem</text:span> <text:span text:style-name="T131">efeito</text:span> <text:span text:style-name="T131">para</text:span> <text:span text:style-name="T131">var</text:span>:</text:p>
        <text:p text:style-name="P76"><text:span text:style-name="T85">p</text:span><text:span text:style-name="T96">ausa</text:span> <text:span text:style-name="T31">se</text:span><text:span text:style-name="T43">gundos</text:span></text:p>
        <text:p text:style-name="P32"/>
        <text:p text:style-name="P32"/>
        <text:p text:style-name="P33"><text:span text:style-name="T18">---- </text:span><text:span text:style-name="T130">saída</text:span><text:span text:style-name="T18"> ----</text:span></text:p>
        <text:p text:style-name="P7"/>
        <text:p text:style-name="P47"># <text:span text:style-name="T131">sem</text:span> <text:span text:style-name="T131">efeito</text:span> <text:span text:style-name="T131">para</text:span> <text:span text:style-name="T131">var</text:span>:</text:p>
        <text:p text:style-name="P22"><text:span text:style-name="T96">impress</text:span><text:span text:style-name="T85"> </text:span><text:span text:style-name="T96">impressha</text:span><text:span text:style-name="T85"> </text:span><text:span text:style-name="T96">lmp</text:span></text:p>
        <text:p text:style-name="P62"><text:span text:style-name="T134">display aimpress</text:span><text:span text:style-name="T109"> </text:span><text:span text:style-name="T120">arquiv</text:span><text:span text:style-name="T109"> </text:span></text:p>
        <text:p text:style-name="P21"><text:span text:style-name="T16">*</text:span><text:span text:style-name="T85">gra</text:span><text:span text:style-name="T96">f</text:span><text:span text:style-name="T85">ic</text:span><text:span text:style-name="T96">o</text:span><text:span text:style-name="T85">s</text:span> *<text:span text:style-name="T85">text</text:span><text:span text:style-name="T96">o</text:span><text:span text:style-name="T85">mod</text:span><text:span text:style-name="T96">o</text:span></text:p>
        <text:p text:style-name="P65"/>
        <text:p text:style-name="P65"><text:span text:style-name="T83">cortext</text:span><text:span text:style-name="T106">o</text:span><text:span text:style-name="T16"> </text:span><text:span text:style-name="T46">co</text:span><text:span text:style-name="T50">r</text:span><text:span text:style-name="T46">cod</text:span><text:span text:style-name="T50">igo</text:span></text:p>
        <text:p text:style-name="P65"><text:span text:style-name="T106">realcar</text:span><text:span text:style-name="T16"> </text:span><text:span text:style-name="T46">co</text:span><text:span text:style-name="T50">rc</text:span><text:span text:style-name="T46">od</text:span><text:span text:style-name="T50">igo</text:span></text:p>
        <text:p text:style-name="P66"><text:span text:style-name="T83">loca</text:span><text:span text:style-name="T106">liz</text:span><text:span text:style-name="T16"> </text:span><text:span text:style-name="T52">linha</text:span><text:span text:style-name="T16"> </text:span><text:span text:style-name="T46">col</text:span><text:span text:style-name="T52">una</text:span></text:p>
        <text:p text:style-name="P66"><text:span text:style-name="T83">p</text:span><text:span text:style-name="T106">pus</text:span><text:span text:style-name="T16"> </text:span><text:span text:style-name="T46">x</text:span><text:span text:style-name="T16"> </text:span><text:span text:style-name="T46">y</text:span><text:span text:style-name="T16"> </text:span><text:span text:style-name="T46">cor</text:span><text:span text:style-name="T50">codigo</text:span></text:p>
        <text:p text:style-name="P66"><text:span text:style-name="T83">lin</text:span><text:span text:style-name="T106">ha</text:span><text:span text:style-name="T16"> </text:span><text:span text:style-name="T46">x1</text:span><text:span text:style-name="T16"> </text:span><text:span text:style-name="T46">y1</text:span><text:span text:style-name="T16"> </text:span><text:span text:style-name="T46">x2</text:span><text:span text:style-name="T16"> </text:span><text:span text:style-name="T46">y2</text:span><text:span text:style-name="T16"> </text:span><text:span text:style-name="T46">cor</text:span></text:p>
        <text:p text:style-name="P56"/>
        <text:p text:style-name="P56">*<text:span text:style-name="T131"> </text:span>=<text:span text:style-name="T131"> deve ter linha própria</text:span></text:p>
        <text:p text:style-name="P32"><text:span text:style-name="T19">---- </text:span>loops<text:span text:style-name="T19"> ----</text:span></text:p>
        <text:p text:style-name="P7"/>
        <text:p text:style-name="P14">*<text:span text:style-name="T92">enquant</text:span> *<text:span text:style-name="T96">saida</text:span></text:p>
        <text:p text:style-name="P13"/>
        <text:p text:style-name="P13">*<text:span text:style-name="T95">para</text:span> <text:span text:style-name="T117">vc</text:span><text:span text:style-name="T108"> </text:span><text:span text:style-name="T117">de</text:span><text:span text:style-name="T108"> </text:span><text:span text:style-name="T117">para</text:span><text:span text:style-name="T108"> </text:span><text:span text:style-name="T117">quanto</text:span> *<text:span text:style-name="T95">paraem</text:span> <text:span text:style-name="T111">item</text:span><text:span text:style-name="T117">v</text:span><text:span text:style-name="T108"> </text:span><text:span text:style-name="T117">ordem</text:span> </text:p>
        <text:p text:style-name="P23"><text:span text:style-name="T16">* = </text:span><text:span text:style-name="T28">deve ter linha própria</text:span></text:p>
        <text:p text:style-name="P45"><text:span text:style-name="T20">(</text:span><text:span text:style-name="T28">sem</text:span><text:span text:style-name="T29"> </text:span><text:span text:style-name="T28">efeito</text:span><text:span text:style-name="T29"> </text:span><text:span text:style-name="T28">para</text:span><text:span text:style-name="T29"> </text:span><text:span text:style-name="T28">var</text:span><text:span text:style-name="T16">)</text:span></text:p>
        <text:p text:style-name="P44"/>
        <text:p text:style-name="P44"/>
        <text:p text:style-name="P33"><text:span text:style-name="T19">---- </text:span>c<text:span text:style-name="T130">ondicionais</text:span><text:span text:style-name="T19"> ----</text:span></text:p>
        <text:p text:style-name="P7"/>
        <text:p text:style-name="P15">*<text:span text:style-name="T95">severd</text:span> <text:span text:style-name="T112">c</text:span><text:span text:style-name="T117">f</text:span><text:span text:style-name="T112">var</text:span></text:p>
        <text:p text:style-name="P15">*<text:span text:style-name="T95">seigual</text:span> <text:span text:style-name="T112">c</text:span><text:span text:style-name="T117">fig</text:span><text:span text:style-name="T112">u1</text:span><text:span text:style-name="T108"> </text:span><text:span text:style-name="T112">c</text:span><text:span text:style-name="T117">figu</text:span><text:span text:style-name="T112">2</text:span> </text:p>
        <text:p text:style-name="P15">*<text:span text:style-name="T95">se</text:span><text:span text:style-name="T85">m</text:span><text:span text:style-name="T95">ais</text:span> <text:span text:style-name="T112">c</text:span><text:span text:style-name="T117">f</text:span><text:span text:style-name="T112">m</text:span><text:span text:style-name="T117">ais</text:span><text:span text:style-name="T108"> </text:span><text:span text:style-name="T112">c</text:span><text:span text:style-name="T117">fmenos</text:span> </text:p>
        <text:p text:style-name="P15">*<text:span text:style-name="T95">semenos</text:span> <text:span text:style-name="T112">c</text:span><text:span text:style-name="T117">fmenos</text:span><text:span text:style-name="T108"> </text:span><text:span text:style-name="T112">c</text:span><text:span text:style-name="T117">f</text:span><text:span text:style-name="T112">m</text:span><text:span text:style-name="T117">ais</text:span></text:p>
        <text:p text:style-name="P15"/>
        <text:p text:style-name="P15">*<text:span text:style-name="T85">t</text:span><text:span text:style-name="T95">entar</text:span><text:span text:style-name="T72"> </text:span>*<text:span text:style-name="T85">exce</text:span><text:span text:style-name="T95">to</text:span><text:span text:style-name="T72"> </text:span>*<text:span text:style-name="T85">r</text:span><text:span text:style-name="T95">etomar </text:span><text:span text:style-name="T72">*</text:span><text:span text:style-name="T95">outra</text:span></text:p>
        <text:p text:style-name="P8"/>
        <text:p text:style-name="P8"/>
        <text:p text:style-name="P11"><text:span text:style-name="T20">---- </text:span><text:span text:style-name="T11">funções</text:span><text:span text:style-name="T20"> ----</text:span></text:p>
        <text:p text:style-name="P20"/>
        <text:p text:style-name="P59"><text:span text:style-name="T73">*</text:span><text:span text:style-name="T98">func</text:span><text:span text:style-name="T99">ao</text:span><text:span text:style-name="T125"> </text:span><text:span text:style-name="T121">n</text:span><text:span text:style-name="T122">o</text:span><text:span text:style-name="T121">me</text:span><text:span text:style-name="T125"> </text:span><text:span text:style-name="T121">p1</text:span><text:span text:style-name="T126">?</text:span><text:span text:style-name="T125"> </text:span><text:span text:style-name="T121">p2</text:span><text:span text:style-name="T127">…</text:span><text:span text:style-name="T125"> </text:span></text:p>
        <text:p text:style-name="P77"><text:span text:style-name="T94">obter</text:span><text:span text:style-name="T66"> </text:span><text:span text:style-name="T114">p</text:span><text:span text:style-name="T115">aram</text:span><text:span text:style-name="T114">etr</text:span><text:span text:style-name="T116">o</text:span></text:p>
        <text:p text:style-name="P12"><text:span text:style-name="T66">*</text:span><text:span text:style-name="T88">python</text:span><text:span text:style-name="T66"> *</text:span><text:span text:style-name="T88">fig</text:span><text:span text:style-name="T3">/</text:span><text:span text:style-name="T94">seg</text:span><text:span text:style-name="T3">/</text:span><text:span text:style-name="T94">s</text:span><text:span text:style-name="T88">e</text:span><text:span text:style-name="T94">gem</text:span><text:span text:style-name="T3">/</text:span><text:span text:style-name="T94">efim</text:span><text:span text:style-name="T66"> *</text:span><text:span text:style-name="T88">p</text:span><text:span text:style-name="T94">assar</text:span></text:p>
        <text:p text:style-name="P23"><text:span text:style-name="T16">* = </text:span><text:span text:style-name="T28">deve ter linha própria</text:span></text:p>
        <text:p text:style-name="P57"/>
        <text:p text:style-name="P28"><text:span text:style-name="T85">shell</text:span><text:span text:style-name="T91"> </text:span><text:span text:style-name="T92">fechar</text:span><text:span text:style-name="T91"> </text:span><text:span text:style-name="T92">mu</text:span><text:span text:style-name="T91">d</text:span><text:span text:style-name="T92">a</text:span><text:span text:style-name="T91">r </text:span><text:span text:style-name="T92">fim</text:span></text:p>
        <text:p text:style-name="P68"><text:span text:style-name="T102">sistema </text:span><text:span text:style-name="T100">ret</text:span><text:span text:style-name="T102">o</text:span><text:span text:style-name="T100">rn</text:span><text:span text:style-name="T102">o</text:span><text:span text:style-name="T100"> </text:span><text:span text:style-name="T46">var</text:span></text:p>
        <text:p text:style-name="P61"><text:span text:style-name="T129">aberto</text:span><text:span text:style-name="T124"> </text:span><text:span text:style-name="T118">"r"</text:span><text:span text:style-name="T119"> </text:span><text:span text:style-name="T118">o</text:span><text:span text:style-name="T119"> </text:span><text:span text:style-name="T118">"w"</text:span></text:p>
        <text:p text:style-name="P29"><text:span text:style-name="T92">troca</text:span><text:span text:style-name="T123"> </text:span><text:span text:style-name="T113">var1</text:span><text:span text:style-name="T123"> </text:span><text:span text:style-name="T113">var2</text:span><text:span text:style-name="T69"> </text:span></text:p>
        <text:p text:style-name="P54"/>
        <text:p text:style-name="P52">#<text:span text:style-name="T131"> afeta var principal:</text:span></text:p>
        <text:p text:style-name="P42"><text:span text:style-name="T104">mincula</text:span><text:span text:style-name="T83"> </text:span><text:span text:style-name="T104">m</text:span><text:span text:style-name="T105">ai</text:span><text:span text:style-name="T83">c</text:span><text:span text:style-name="T104">ula asc val </text:span><text:span text:style-name="T107">comprim ecorta</text:span><text:span text:style-name="T83"> </text:span><text:span text:style-name="T104">estanao</text:span></text:p>
        <text:p text:style-name="P60"><text:span text:style-name="T132">dcorta</text:span> c<text:span text:style-name="T132">ar ordshell cad</text:span></text:p>
        <text:p text:style-name="P43"><text:span text:style-name="T104">ord</text:span><text:span text:style-name="T83">revers</text:span><text:span text:style-name="T104">o</text:span><text:span text:style-name="T100"> comand</text:span><text:span text:style-name="T106">o</text:span><text:span text:style-name="T104"> </text:span><text:span text:style-name="T100"><text:s/></text:span><text:span text:style-name="T104">ordordena </text:span><text:span text:style-name="T100">revers</text:span><text:span text:style-name="T104">o</text:span><text:span text:style-name="T100"> </text:span></text:p>
        <text:p text:style-name="P72"><text:span text:style-name="T88">e</text:span><text:span text:style-name="T93">squerdo</text:span><text:span text:style-name="T66"> </text:span><text:span text:style-name="T35">nu</text:span><text:span text:style-name="T41">mde</text:span><text:span text:style-name="T35">car</text:span><text:span text:style-name="T41">a</text:span><text:span text:style-name="T35">s</text:span></text:p>
        <text:p text:style-name="P67"><text:span text:style-name="T103">direito</text:span><text:span text:style-name="T16"> </text:span><text:span text:style-name="T46">num</text:span><text:span text:style-name="T49">de</text:span><text:span text:style-name="T46">car</text:span><text:span text:style-name="T49">a</text:span><text:span text:style-name="T46">s</text:span></text:p>
        <text:p text:style-name="P73"><text:span text:style-name="T93">ordobter</text:span><text:span text:style-name="T16"> </text:span><text:span text:style-name="T49">ordem</text:span><text:span text:style-name="T16"> </text:span><text:span text:style-name="T46">posi</text:span><text:span text:style-name="T49">cao</text:span></text:p>
        <text:p text:style-name="P67"><text:span text:style-name="T97">ordpus</text:span><text:span text:style-name="T57"> </text:span><text:span text:style-name="T46">posi</text:span><text:span text:style-name="T49">cao</text:span><text:span text:style-name="T57"> </text:span><text:span text:style-name="T50">que</text:span></text:p>
        <text:p text:style-name="P72"><text:span text:style-name="T89">m</text:span><text:span text:style-name="T92">e</text:span><text:span text:style-name="T89">i</text:span><text:span text:style-name="T92">o</text:span><text:span text:style-name="T66"> </text:span><text:span text:style-name="T35">posi</text:span><text:span text:style-name="T41">cao</text:span><text:span text:style-name="T66"> </text:span><text:span text:style-name="T41">cmprim</text:span><text:span text:style-name="T35">en</text:span><text:span text:style-name="T41">to</text:span></text:p>
        <text:p text:style-name="P67"><text:span text:style-name="T102">cadeia</text:span><text:span text:style-name="T16"> </text:span><text:span text:style-name="T49">cmprim</text:span><text:span text:style-name="T16"> </text:span><text:span text:style-name="T46">ascii/</text:span><text:span text:style-name="T49">cad</text:span></text:p>
        <text:p text:style-name="P74"><text:span text:style-name="T92">separar</text:span> <text:span text:style-name="T41">cadeia</text:span><text:span text:style-name="T82"> </text:span><text:span text:style-name="T41">comcad</text:span></text:p>
        <text:p text:style-name="P74"><text:span text:style-name="T85">j</text:span><text:span text:style-name="T92">u</text:span><text:span text:style-name="T85">n</text:span><text:span text:style-name="T92">tar</text:span> <text:span text:style-name="T41">ordem</text:span> <text:span text:style-name="T41">comcadeia</text:span></text:p>
        <text:p text:style-name="P74"><text:span text:style-name="T85">in</text:span><text:span text:style-name="T92">cad</text:span> <text:span text:style-name="T42">cadeia</text:span> <text:span text:style-name="T42">olharpara</text:span></text:p>
        <text:p text:style-name="P11"><text:span text:style-name="T20">---- </text:span><text:span text:style-name="T11">matemática</text:span><text:span text:style-name="T20"> ----</text:span></text:p>
        <text:p text:style-name="P2"/>
        <text:p text:style-name="P5"><text:span text:style-name="T81">nota: a m</text:span><text:span text:style-name="T30">atemática é avaliada </text:span><text:span text:style-name="T55">da esquerda para direita</text:span></text:p>
        <text:p text:style-name="P4"/>
        <text:p text:style-name="P27"><text:span text:style-name="T53">#</text:span><text:span text:style-name="T54"> afeta var principal:</text:span></text:p>
        <text:p text:style-name="P4"/>
        <text:p text:style-name="P75"><text:span text:style-name="T92">mai</text:span><text:span text:style-name="T85">s</text:span> <text:span text:style-name="T36">n/</text:span><text:span text:style-name="T41">cadeia</text:span><text:span text:style-name="T36">/</text:span><text:span text:style-name="T41">ordem</text:span></text:p>
        <text:p text:style-name="P75"><text:span text:style-name="T85">m</text:span><text:span text:style-name="T92">e</text:span><text:span text:style-name="T85">n</text:span><text:span text:style-name="T92">o</text:span><text:span text:style-name="T85">s</text:span> <text:span text:style-name="T36">numeric</text:span><text:span text:style-name="T41">o</text:span> </text:p>
        <text:p text:style-name="P75"><text:span text:style-name="T85">div</text:span><text:span text:style-name="T92">ipor</text:span> <text:span text:style-name="T36">numeric</text:span><text:span text:style-name="T41">o</text:span> </text:p>
        <text:p text:style-name="P75"><text:span text:style-name="T92">multipor</text:span><text:span text:style-name="T3"> </text:span><text:span text:style-name="T37">num</text:span><text:span text:style-name="T36">eric</text:span><text:span text:style-name="T41">o</text:span></text:p>
        <text:p text:style-name="P27"/>
        <text:p text:style-name="P27">not<text:span text:style-name="T131">a</text:span>: <text:span text:style-name="T12">multipor</text:span><text:span text:style-name="T16"> </text:span><text:span text:style-name="T28">é para</text:span><text:span text:style-name="T16"> </text:span><text:span text:style-name="T28">cadeias e</text:span><text:span text:style-name="T30"> ordems</text:span><text:span text:style-name="T131"> também</text:span></text:p>
        <text:p text:style-name="P26"/>
        <text:p text:style-name="P64"><text:span text:style-name="T1">oct hex cos</text:span><text:span text:style-name="T10">seno</text:span><text:span text:style-name="T1"> s</text:span><text:span text:style-name="T10">eno</text:span> <text:span text:style-name="T1">tan</text:span> <text:span text:style-name="T1">at</text:span><text:span text:style-name="T14">a</text:span><text:span text:style-name="T1">n</text:span> <text:span text:style-name="T1">int</text:span><text:span text:style-name="T70"> </text:span><text:span text:style-name="T1">s</text:span><text:span text:style-name="T14">mb</text:span> <text:span text:style-name="T14">raizquadr</text:span></text:p>
        <text:p text:style-name="P19"/>
        <text:p text:style-name="P70"><text:span text:style-name="T90">mod</text:span><text:span text:style-name="T25"> </text:span><text:span text:style-name="T47">denomina</text:span><text:span text:style-name="T49">d</text:span><text:span text:style-name="T47">or</text:span></text:p>
        <text:p text:style-name="P70"><text:span text:style-name="T92">apoten</text:span><text:span text:style-name="T25"> </text:span><text:span text:style-name="T49">numerico</text:span></text:p>
        <text:p text:style-name="P18"/>
        <text:p text:style-name="P71"><text:span text:style-name="T92">aleat</text:span><text:span text:style-name="T90">int</text:span><text:span text:style-name="T24"> </text:span><text:span text:style-name="T41">menor</text:span><text:span text:style-name="T68"> </text:span><text:span text:style-name="T41">m</text:span><text:span text:style-name="T38">a</text:span><text:span text:style-name="T41">ior</text:span></text:p>
        <text:p text:style-name="P1"/>
        <text:p text:style-name="P1"><text:s/><text:span text:style-name="T2"><text:s/></text:span></text:p>
        <text:p text:style-name="P36"><text:span text:style-name="T23">--</text:span><text:span text:style-name="T27"> </text:span><text:span text:style-name="T130">códigos de cores </text:span><text:span text:style-name="T23">--</text:span></text:p>
        <text:p text:style-name="P34"/>
        <text:p text:style-name="P41"><text:span text:style-name="T28">para</text:span><text:span text:style-name="T16"> </text:span>cortext<text:span text:style-name="T131">o</text:span><text:span text:style-name="T16"> </text:span><text:span text:style-name="T28">e</text:span><text:span text:style-name="T16"> </text:span><text:span text:style-name="T131">realcar</text:span><text:span text:style-name="T16"> comand</text:span><text:span text:style-name="T28">o</text:span><text:span text:style-name="T16">s</text:span></text:p>
        <text:p text:style-name="P34"/>
        <text:p text:style-name="P39">0<text:span text:style-name="T16"> </text:span><text:span text:style-name="T28">preto</text:span><text:span text:style-name="T16"><text:tab/></text:span>8<text:span text:style-name="T16"> </text:span><text:span text:style-name="T22"><text:s/></text:span><text:span text:style-name="T28">cinzento</text:span></text:p>
        <text:p text:style-name="P39">1<text:span text:style-name="T16"> </text:span><text:span text:style-name="T28">azul</text:span><text:span text:style-name="T16"><text:tab/></text:span>9<text:span text:style-name="T16"> </text:span><text:span text:style-name="T22"><text:s/></text:span><text:span text:style-name="T28">cl.azul</text:span></text:p>
        <text:p text:style-name="P39">2<text:span text:style-name="T16"> </text:span><text:span text:style-name="T28">verde</text:span><text:span text:style-name="T16"><text:tab/></text:span>10<text:span text:style-name="T16"> </text:span><text:span text:style-name="T28">c</text:span><text:span text:style-name="T16">l.</text:span><text:span text:style-name="T28">verde</text:span></text:p>
        <text:p text:style-name="P39">3<text:span text:style-name="T16"> </text:span><text:span text:style-name="T28">ciano</text:span><text:span text:style-name="T16"><text:tab/></text:span><text:span text:style-name="T80">11</text:span><text:span text:style-name="T21"> </text:span><text:span text:style-name="T28">c</text:span><text:span text:style-name="T21">l.c</text:span><text:span text:style-name="T28">iano</text:span></text:p>
        <text:p text:style-name="P39">4<text:span text:style-name="T16"> </text:span><text:span text:style-name="T28">vermelho</text:span><text:span text:style-name="T16"><text:tab/></text:span><text:span text:style-name="T80">12</text:span><text:span text:style-name="T21"> </text:span><text:span text:style-name="T28">c</text:span><text:span text:style-name="T21">.</text:span><text:span text:style-name="T28">vermelh</text:span></text:p>
        <text:p text:style-name="P39">5<text:span text:style-name="T16"> magenta<text:tab/></text:span>1<text:span text:style-name="T80">3</text:span><text:span text:style-name="T16"> </text:span><text:span text:style-name="T28">c</text:span><text:span text:style-name="T16">.magenta</text:span></text:p>
        <text:p text:style-name="P39">6<text:span text:style-name="T16"> </text:span><text:span text:style-name="T28">castanho</text:span><text:span text:style-name="T21"><text:tab/></text:span><text:span text:style-name="T80">14</text:span><text:span text:style-name="T21"> </text:span><text:span text:style-name="T28">amarelo</text:span></text:p>
        <text:p text:style-name="P39">7<text:span text:style-name="T16"> </text:span><text:span text:style-name="T28">branco</text:span><text:span text:style-name="T21"><text:tab/></text:span><text:span text:style-name="T80">15</text:span><text:span text:style-name="T21"> b.</text:span><text:span text:style-name="T28">branco</text:span></text:p>
        <text:p text:style-name="P55"/>
        <text:p text:style-name="P55"/>
        <text:p text:style-name="P36"><text:span text:style-name="T130">códigos de fundo</text:span>:</text:p>
        <text:p text:style-name="P35"/>
        <text:p text:style-name="P40">0<text:span text:style-name="T16"> </text:span><text:span text:style-name="T28">preto</text:span></text:p>
        <text:p text:style-name="P40">1<text:span text:style-name="T16"> </text:span><text:span text:style-name="T28">azul</text:span></text:p>
        <text:p text:style-name="P40">2<text:span text:style-name="T16"> </text:span><text:span text:style-name="T28">verde</text:span></text:p>
        <text:p text:style-name="P40">3<text:span text:style-name="T16"> c</text:span><text:span text:style-name="T28">iano</text:span></text:p>
        <text:p text:style-name="P40">4<text:span text:style-name="T16"> </text:span><text:span text:style-name="T28">vermelho</text:span><text:span text:style-name="T16"><text:tab/></text:span></text:p>
        <text:p text:style-name="P40">5<text:span text:style-name="T16"> magenta</text:span></text:p>
        <text:p text:style-name="P40">6<text:span text:style-name="T16"> </text:span><text:span text:style-name="T28">castanho</text:span></text:p>
        <text:p text:style-name="P25"><text:span text:style-name="T1">7</text:span><text:span text:style-name="T16"> </text:span><text:span text:style-name="T28">branco</text:span></text:p>
        <text:p text:style-name="P25"/>
        <text:p text:style-name="P78"/>
        <text:p text:style-name="P81"><text:soft-page-break/><text:span text:style-name="T1">fig</text:span><text:span text:style-name="T9">ueira</text:span><text:span text:style-name="T11">:</text:span><text:span text:style-name="T1"> </text:span></text:p>
        <text:p text:style-name="P105">folhas de dicas</text:p>
        <text:p text:style-name="P94"/>
        <text:p text:style-name="P116"><text:span text:style-name="T64">license:</text:span><text:span text:style-name="T62"> creative commons cc0 1.0</text:span><text:span text:style-name="T63"> </text:span><text:span text:style-name="T62">(public domain)</text:span><text:span text:style-name="T65"> </text:span><text:span text:style-name="T62">http://</text:span></text:p>
        <text:p text:style-name="P80">creativecommons.org/publicdomain/zero/1.0/</text:p>
        <text:p text:style-name="P82"/>
        <text:p text:style-name="P95"><text:span text:style-name="T17">---</text:span><text:span text:style-name="T18">-</text:span><text:span text:style-name="T17"> </text:span>v<text:span text:style-name="T130">ariáveis</text:span><text:span text:style-name="T17"> ---</text:span><text:span text:style-name="T18">-</text:span></text:p>
        <text:p text:style-name="P83"/>
        <text:p text:style-name="P84">note: <text:span text:style-name="T128">semi</text:span>colons are optional and cosmetic</text:p>
        <text:p text:style-name="P83"/>
        <text:p text:style-name="P107"># set x to 0</text:p>
        <text:p text:style-name="P97"><text:s text:c="2"/>x</text:p>
        <text:p text:style-name="P108"># set x to 5</text:p>
        <text:p text:style-name="P97"><text:s text:c="2"/>x 5</text:p>
        <text:p text:style-name="P108"># set x to 5</text:p>
        <text:p text:style-name="P96"><text:span text:style-name="T71"><text:s text:c="2"/></text:span>x <text:span text:style-name="T128">;</text:span> <text:span text:style-name="T71">5</text:span></text:p>
        <text:p text:style-name="P109"># set x to <text:span text:style-name="T71">"olá mundo"</text:span></text:p>
        <text:p text:style-name="P96"><text:span text:style-name="T71"><text:s text:c="2"/></text:span>x <text:span text:style-name="T128">;</text:span> "<text:span text:style-name="T133">olá mundo</text:span>"</text:p>
        <text:p text:style-name="P109"># x to <text:span text:style-name="T71">0, make array</text:span></text:p>
        <text:p text:style-name="P97"><text:s text:c="2"/>x ; ordem</text:p>
        <text:p text:style-name="P81"/>
        <text:p text:style-name="P82"/>
        <text:p text:style-name="P82"><text:span text:style-name="T17">---</text:span><text:span text:style-name="T18">-</text:span><text:span text:style-name="T17"> </text:span><text:span text:style-name="T11">entrada</text:span><text:span text:style-name="T17"> ---</text:span><text:span text:style-name="T18">-</text:span></text:p>
        <text:p text:style-name="P81"/>
        <text:p text:style-name="P107"># <text:span text:style-name="T131">afeta var principal:</text:span></text:p>
        <text:p text:style-name="P106">crono ordstdin</text:p>
        <text:p text:style-name="P85"><text:span text:style-name="T4">lin</text:span><text:span text:style-name="T10">ha</text:span><text:span text:style-name="T4">e</text:span><text:span text:style-name="T10">n</text:span><text:span text:style-name="T4">t</text:span><text:span text:style-name="T10">ra</text:span><text:span text:style-name="T4"> </text:span><text:span text:style-name="T13">a</text:span><text:span text:style-name="T4">lin</text:span><text:span text:style-name="T13">haentra</text:span><text:span text:style-name="T4"> </text:span><text:span text:style-name="T13">hora</text:span><text:span text:style-name="T5"> </text:span><text:span text:style-name="T13">ordaberto</text:span><text:span text:style-name="T67"> </text:span><text:span text:style-name="T43">arquivo</text:span><text:span text:style-name="T67"> </text:span></text:p>
        <text:p text:style-name="P85"><text:span text:style-name="T5">dat</text:span><text:span text:style-name="T13">a</text:span><text:span text:style-name="T5"> </text:span><text:span text:style-name="T13">ord</text:span><text:span text:style-name="T4">curl</text:span><text:span text:style-name="T67"> </text:span><text:span text:style-name="T32">url</text:span><text:span text:style-name="T67"> </text:span></text:p>
        <text:p text:style-name="P85"/>
        <text:p text:style-name="P107"># <text:span text:style-name="T131">sem</text:span> <text:span text:style-name="T131">efeito</text:span> <text:span text:style-name="T131">para</text:span> <text:span text:style-name="T131">var</text:span>:</text:p>
        <text:p text:style-name="P86"><text:span text:style-name="T1">p</text:span><text:span text:style-name="T14">ausa</text:span> <text:span text:style-name="T31">se</text:span><text:span text:style-name="T43">gundos</text:span></text:p>
        <text:p text:style-name="P95"/>
        <text:p text:style-name="P95"/>
        <text:p text:style-name="P95"><text:span text:style-name="T18">---- </text:span><text:span text:style-name="T130">saída</text:span><text:span text:style-name="T18"> ----</text:span></text:p>
        <text:p text:style-name="P82"/>
        <text:p text:style-name="P107"># <text:span text:style-name="T131">sem</text:span> <text:span text:style-name="T131">efeito</text:span> <text:span text:style-name="T131">para</text:span> <text:span text:style-name="T131">var</text:span>:</text:p>
        <text:p text:style-name="P86"><text:span text:style-name="T14">impress</text:span><text:span text:style-name="T1"> </text:span><text:span text:style-name="T14">impressha</text:span><text:span text:style-name="T1"> </text:span><text:span text:style-name="T14">lmp</text:span></text:p>
        <text:p text:style-name="P97"><text:span text:style-name="T134">display aimpress </text:span><text:span text:style-name="T51">arquiv</text:span><text:span text:style-name="T67"> </text:span></text:p>
        <text:p text:style-name="P86"><text:span text:style-name="T16">*</text:span><text:span text:style-name="T1">gra</text:span><text:span text:style-name="T14">f</text:span><text:span text:style-name="T1">ic</text:span><text:span text:style-name="T14">o</text:span><text:span text:style-name="T1">s</text:span> *<text:span text:style-name="T1">text</text:span><text:span text:style-name="T14">o</text:span><text:span text:style-name="T1">mod</text:span><text:span text:style-name="T14">o</text:span></text:p>
        <text:p text:style-name="P98"/>
        <text:p text:style-name="P98">cortext<text:span text:style-name="T134">o</text:span><text:span text:style-name="T16"> </text:span><text:span text:style-name="T46">co</text:span><text:span text:style-name="T50">r</text:span><text:span text:style-name="T46">cod</text:span><text:span text:style-name="T50">igo</text:span></text:p>
        <text:p text:style-name="P98"><text:span text:style-name="T134">realcar</text:span><text:span text:style-name="T16"> </text:span><text:span text:style-name="T46">co</text:span><text:span text:style-name="T50">rc</text:span><text:span text:style-name="T46">od</text:span><text:span text:style-name="T50">igo</text:span></text:p>
        <text:p text:style-name="P97">loca<text:span text:style-name="T134">liz</text:span><text:span text:style-name="T16"> </text:span><text:span text:style-name="T52">linha</text:span><text:span text:style-name="T16"> </text:span><text:span text:style-name="T46">col</text:span><text:span text:style-name="T52">una</text:span></text:p>
        <text:p text:style-name="P97">p<text:span text:style-name="T134">pus</text:span><text:span text:style-name="T16"> </text:span><text:span text:style-name="T46">x</text:span><text:span text:style-name="T16"> </text:span><text:span text:style-name="T46">y</text:span><text:span text:style-name="T16"> </text:span><text:span text:style-name="T46">cor</text:span><text:span text:style-name="T50">codigo</text:span></text:p>
        <text:p text:style-name="P97">lin<text:span text:style-name="T134">ha</text:span><text:span text:style-name="T16"> </text:span><text:span text:style-name="T46">x1</text:span><text:span text:style-name="T16"> </text:span><text:span text:style-name="T46">y1</text:span><text:span text:style-name="T16"> </text:span><text:span text:style-name="T46">x2</text:span><text:span text:style-name="T16"> </text:span><text:span text:style-name="T46">y2</text:span><text:span text:style-name="T16"> </text:span><text:span text:style-name="T46">cor</text:span></text:p>
        <text:p text:style-name="P112"/>
        <text:p text:style-name="P112">*<text:span text:style-name="T131"> </text:span>=<text:span text:style-name="T131"> deve ter linha própria</text:span></text:p>
        <text:p text:style-name="P82"><text:span text:style-name="T19">---- </text:span><text:span text:style-name="T1">loops</text:span><text:span text:style-name="T19"> ----</text:span></text:p>
        <text:p text:style-name="P114"/>
        <text:p text:style-name="P87">*<text:span text:style-name="T10">enquant</text:span> *<text:span text:style-name="T14">saida</text:span></text:p>
        <text:p text:style-name="P87"/>
        <text:p text:style-name="P87">*<text:span text:style-name="T15">para</text:span> <text:span text:style-name="T44">vc</text:span> <text:span text:style-name="T44">de</text:span> <text:span text:style-name="T44">para</text:span> <text:span text:style-name="T44">quanto</text:span> *<text:span text:style-name="T15">paraem</text:span> <text:span text:style-name="T33">item</text:span><text:span text:style-name="T44">v</text:span> <text:span text:style-name="T44">ordem</text:span> </text:p>
        <text:p text:style-name="P86"><text:span text:style-name="T16">* = </text:span><text:span text:style-name="T28">deve ter linha própria</text:span></text:p>
        <text:p text:style-name="P104"><text:span text:style-name="T16">(</text:span><text:span text:style-name="T28">sem</text:span><text:span text:style-name="T29"> </text:span><text:span text:style-name="T28">efeito</text:span><text:span text:style-name="T29"> </text:span><text:span text:style-name="T28">para</text:span><text:span text:style-name="T29"> </text:span><text:span text:style-name="T28">var</text:span><text:span text:style-name="T16">)</text:span></text:p>
        <text:p text:style-name="P97"/>
        <text:p text:style-name="P97"/>
        <text:p text:style-name="P95"><text:span text:style-name="T19">---- </text:span>c<text:span text:style-name="T130">ondicionais</text:span><text:span text:style-name="T19"> ----</text:span></text:p>
        <text:p text:style-name="P82"/>
        <text:p text:style-name="P87">*<text:span text:style-name="T15">severd</text:span> <text:span text:style-name="T34">c</text:span><text:span text:style-name="T44">f</text:span><text:span text:style-name="T34">var</text:span></text:p>
        <text:p text:style-name="P87">*<text:span text:style-name="T15">seigual</text:span> <text:span text:style-name="T34">c</text:span><text:span text:style-name="T44">fig</text:span><text:span text:style-name="T34">u1</text:span> <text:span text:style-name="T34">c</text:span><text:span text:style-name="T44">figu</text:span><text:span text:style-name="T34">2</text:span> </text:p>
        <text:p text:style-name="P87">*<text:span text:style-name="T15">se</text:span><text:span text:style-name="T1">m</text:span><text:span text:style-name="T15">ais</text:span> <text:span text:style-name="T34">c</text:span><text:span text:style-name="T44">f</text:span><text:span text:style-name="T34">m</text:span><text:span text:style-name="T44">ais</text:span> <text:span text:style-name="T34">c</text:span><text:span text:style-name="T44">fmenos</text:span> </text:p>
        <text:p text:style-name="P87">*<text:span text:style-name="T15">semenos</text:span> <text:span text:style-name="T34">c</text:span><text:span text:style-name="T44">fmenos</text:span> <text:span text:style-name="T34">c</text:span><text:span text:style-name="T44">f</text:span><text:span text:style-name="T34">m</text:span><text:span text:style-name="T44">ais</text:span></text:p>
        <text:p text:style-name="P87"/>
        <text:p text:style-name="P87">*<text:span text:style-name="T1">t</text:span><text:span text:style-name="T15">entar</text:span><text:span text:style-name="T72"> </text:span>*<text:span text:style-name="T1">exce</text:span><text:span text:style-name="T15">to</text:span><text:span text:style-name="T72"> </text:span>*<text:span text:style-name="T1">r</text:span><text:span text:style-name="T15">etomar </text:span><text:span text:style-name="T72">*</text:span><text:span text:style-name="T15">outra</text:span></text:p>
        <text:p text:style-name="P82"/>
        <text:p text:style-name="P82"/>
        <text:p text:style-name="P82"><text:span text:style-name="T20">---- </text:span><text:span text:style-name="T11">funções</text:span><text:span text:style-name="T20"> ----</text:span></text:p>
        <text:p text:style-name="P83"/>
        <text:p text:style-name="P117"><text:span text:style-name="T73">*</text:span><text:span text:style-name="T74">func</text:span><text:span text:style-name="T75">ao</text:span><text:span text:style-name="T76"> </text:span><text:span text:style-name="T77">n</text:span><text:span text:style-name="T78">o</text:span><text:span text:style-name="T77">me</text:span><text:span text:style-name="T76"> </text:span><text:span text:style-name="T77">p1</text:span><text:span text:style-name="T79">?</text:span><text:span text:style-name="T76"> </text:span><text:span text:style-name="T77">p2</text:span><text:span text:style-name="T1">…</text:span><text:span text:style-name="T76"> </text:span></text:p>
        <text:p text:style-name="P88"><text:span text:style-name="T13">obter</text:span><text:span text:style-name="T66"> </text:span><text:span text:style-name="T39">p</text:span><text:span text:style-name="T35">aram</text:span><text:span text:style-name="T39">etr</text:span><text:span text:style-name="T45">o</text:span></text:p>
        <text:p text:style-name="P88"><text:span text:style-name="T66">*</text:span><text:span text:style-name="T3">python</text:span><text:span text:style-name="T66"> *</text:span><text:span text:style-name="T3">fig/</text:span><text:span text:style-name="T13">seg</text:span><text:span text:style-name="T3">/</text:span><text:span text:style-name="T13">s</text:span><text:span text:style-name="T3">e</text:span><text:span text:style-name="T13">gem</text:span><text:span text:style-name="T3">/</text:span><text:span text:style-name="T13">efim</text:span><text:span text:style-name="T66"> *</text:span><text:span text:style-name="T3">p</text:span><text:span text:style-name="T13">assar</text:span></text:p>
        <text:p text:style-name="P86"><text:span text:style-name="T16">* = </text:span><text:span text:style-name="T28">deve ter linha própria</text:span></text:p>
        <text:p text:style-name="P115"/>
        <text:p text:style-name="P90"><text:span text:style-name="T1">shell</text:span><text:span text:style-name="T8"> </text:span><text:span text:style-name="T10">fechar</text:span><text:span text:style-name="T8"> </text:span><text:span text:style-name="T10">mu</text:span><text:span text:style-name="T8">d</text:span><text:span text:style-name="T10">a</text:span><text:span text:style-name="T8">r </text:span><text:span text:style-name="T10">fim</text:span></text:p>
        <text:p text:style-name="P99"><text:span text:style-name="T129">sistema retorno </text:span><text:span text:style-name="T46">var</text:span></text:p>
        <text:p text:style-name="P101"><text:span text:style-name="T129">aberto</text:span><text:span text:style-name="T26"> </text:span><text:span text:style-name="T48">"r"</text:span><text:span text:style-name="T49"> </text:span><text:span text:style-name="T48">o</text:span><text:span text:style-name="T49"> </text:span><text:span text:style-name="T48">"w"</text:span></text:p>
        <text:p text:style-name="P91"><text:span text:style-name="T10">troca</text:span><text:span text:style-name="T69"> </text:span><text:span text:style-name="T40">var1</text:span><text:span text:style-name="T69"> </text:span><text:span text:style-name="T40">var2</text:span><text:span text:style-name="T69"> </text:span></text:p>
        <text:p text:style-name="P111"/>
        <text:p text:style-name="P110">#<text:span text:style-name="T131"> afeta var principal:</text:span></text:p>
        <text:p text:style-name="P100"><text:span text:style-name="T132">mincula</text:span> <text:span text:style-name="T132">mai</text:span>c<text:span text:style-name="T132">ula asc val comprim ecorta</text:span> <text:span text:style-name="T132">estanao</text:span></text:p>
        <text:p text:style-name="P100"><text:span text:style-name="T132">dcorta</text:span> c<text:span text:style-name="T132">ar ordshell cad</text:span></text:p>
        <text:p text:style-name="P100"><text:span text:style-name="T132">ord</text:span>revers<text:span text:style-name="T132">o comando <text:s/>ordordena reverso </text:span></text:p>
        <text:p text:style-name="P89"><text:span text:style-name="T3">e</text:span><text:span text:style-name="T11">squerdo</text:span><text:span text:style-name="T66"> </text:span><text:span text:style-name="T35">nu</text:span><text:span text:style-name="T41">mde</text:span><text:span text:style-name="T35">car</text:span><text:span text:style-name="T41">a</text:span><text:span text:style-name="T35">s</text:span></text:p>
        <text:p text:style-name="P99"><text:span text:style-name="T130">direito</text:span><text:span text:style-name="T16"> </text:span><text:span text:style-name="T46">num</text:span><text:span text:style-name="T49">de</text:span><text:span text:style-name="T46">car</text:span><text:span text:style-name="T49">a</text:span><text:span text:style-name="T46">s</text:span></text:p>
        <text:p text:style-name="P90"><text:span text:style-name="T11">ordobter</text:span><text:span text:style-name="T16"> </text:span><text:span text:style-name="T49">ordem</text:span><text:span text:style-name="T16"> </text:span><text:span text:style-name="T46">posi</text:span><text:span text:style-name="T49">cao</text:span></text:p>
        <text:p text:style-name="P99"><text:span text:style-name="T56">ordpus</text:span><text:span text:style-name="T57"> </text:span><text:span text:style-name="T46">posi</text:span><text:span text:style-name="T49">cao</text:span><text:span text:style-name="T57"> </text:span><text:span text:style-name="T50">que</text:span></text:p>
        <text:p text:style-name="P88"><text:span text:style-name="T7">m</text:span><text:span text:style-name="T10">e</text:span><text:span text:style-name="T7">i</text:span><text:span text:style-name="T10">o</text:span><text:span text:style-name="T66"> </text:span><text:span text:style-name="T35">posi</text:span><text:span text:style-name="T41">cao</text:span><text:span text:style-name="T66"> </text:span><text:span text:style-name="T41">cmprim</text:span><text:span text:style-name="T35">en</text:span><text:span text:style-name="T41">to</text:span></text:p>
        <text:p text:style-name="P99"><text:span text:style-name="T129">cadeia</text:span><text:span text:style-name="T16"> </text:span><text:span text:style-name="T49">cmprim</text:span><text:span text:style-name="T16"> </text:span><text:span text:style-name="T46">ascii/</text:span><text:span text:style-name="T49">cad</text:span></text:p>
        <text:p text:style-name="P91"><text:span text:style-name="T10">separar</text:span> <text:span text:style-name="T41">cadeia</text:span><text:span text:style-name="T82"> </text:span><text:span text:style-name="T41">comcad</text:span></text:p>
        <text:p text:style-name="P91"><text:span text:style-name="T1">j</text:span><text:span text:style-name="T10">u</text:span><text:span text:style-name="T1">n</text:span><text:span text:style-name="T10">tar</text:span> <text:span text:style-name="T41">ordem</text:span> <text:span text:style-name="T41">comcadeia</text:span></text:p>
        <text:p text:style-name="P91"><text:span text:style-name="T1">in</text:span><text:span text:style-name="T10">cad</text:span> <text:span text:style-name="T42">cadeia</text:span> <text:span text:style-name="T42">olharpara</text:span></text:p>
        <text:p text:style-name="P82"><text:span text:style-name="T20">---- </text:span><text:span text:style-name="T11">matemática</text:span><text:span text:style-name="T20"> ----</text:span></text:p>
        <text:p text:style-name="P81"/>
        <text:p text:style-name="P81"><text:span text:style-name="T81">nota: a m</text:span><text:span text:style-name="T30">atemática é avaliada </text:span><text:span text:style-name="T55">da esquerda para direita</text:span></text:p>
        <text:p text:style-name="P81"/>
        <text:p text:style-name="P92"><text:span text:style-name="T53">#</text:span><text:span text:style-name="T54"> afeta var principal:</text:span></text:p>
        <text:p text:style-name="P81"/>
        <text:p text:style-name="P81"><text:span text:style-name="T10">mai</text:span><text:span text:style-name="T1">s</text:span> <text:span text:style-name="T36">n/</text:span><text:span text:style-name="T41">cadeia</text:span><text:span text:style-name="T36">/</text:span><text:span text:style-name="T41">ordem</text:span></text:p>
        <text:p text:style-name="P81"><text:span text:style-name="T1">m</text:span><text:span text:style-name="T10">e</text:span><text:span text:style-name="T1">n</text:span><text:span text:style-name="T10">o</text:span><text:span text:style-name="T1">s</text:span> <text:span text:style-name="T36">numeric</text:span><text:span text:style-name="T41">o</text:span> </text:p>
        <text:p text:style-name="P81"><text:span text:style-name="T1">div</text:span><text:span text:style-name="T10">ipor</text:span> <text:span text:style-name="T36">numeric</text:span><text:span text:style-name="T41">o</text:span> </text:p>
        <text:p text:style-name="P81"><text:span text:style-name="T10">multipor</text:span><text:span text:style-name="T3"> </text:span><text:span text:style-name="T37">num</text:span><text:span text:style-name="T36">eric</text:span><text:span text:style-name="T41">o</text:span></text:p>
        <text:p text:style-name="P92"/>
        <text:p text:style-name="P92">not<text:span text:style-name="T131">a</text:span>: <text:span text:style-name="T12">multipor</text:span><text:span text:style-name="T16"> </text:span><text:span text:style-name="T28">é para</text:span><text:span text:style-name="T16"> </text:span><text:span text:style-name="T28">cadeias e</text:span><text:span text:style-name="T30"> ordems</text:span><text:span text:style-name="T131"> também</text:span></text:p>
        <text:p text:style-name="P92"/>
        <text:p text:style-name="P85"><text:span text:style-name="T1">oct hex cos</text:span><text:span text:style-name="T10">seno</text:span><text:span text:style-name="T1"> s</text:span><text:span text:style-name="T10">eno</text:span> <text:span text:style-name="T1">tan</text:span> <text:span text:style-name="T1">at</text:span><text:span text:style-name="T14">a</text:span><text:span text:style-name="T1">n</text:span> <text:span text:style-name="T1">int</text:span><text:span text:style-name="T70"> </text:span><text:span text:style-name="T1">s</text:span><text:span text:style-name="T14">mb</text:span> <text:span text:style-name="T14">raizquadr</text:span></text:p>
        <text:p text:style-name="P85"/>
        <text:p text:style-name="P85"><text:span text:style-name="T6">mod</text:span><text:span text:style-name="T25"> </text:span><text:span text:style-name="T47">denomina</text:span><text:span text:style-name="T49">d</text:span><text:span text:style-name="T47">or</text:span></text:p>
        <text:p text:style-name="P85"><text:span text:style-name="T10">apoten</text:span><text:span text:style-name="T25"> </text:span><text:span text:style-name="T49">numerico</text:span></text:p>
        <text:p text:style-name="P85"/>
        <text:p text:style-name="P85"><text:span text:style-name="T10">aleat</text:span><text:span text:style-name="T6">int</text:span><text:span text:style-name="T24"> </text:span><text:span text:style-name="T41">menor</text:span><text:span text:style-name="T68"> </text:span><text:span text:style-name="T41">m</text:span><text:span text:style-name="T38">a</text:span><text:span text:style-name="T41">ior</text:span></text:p>
        <text:p text:style-name="P93"/>
        <text:p text:style-name="P93"><text:s/><text:span text:style-name="T2"><text:s/></text:span></text:p>
        <text:p text:style-name="P102"><text:span text:style-name="T23">--</text:span><text:span text:style-name="T27"> </text:span><text:span text:style-name="T130">códigos de cores </text:span><text:span text:style-name="T23">--</text:span></text:p>
        <text:p text:style-name="P102"/>
        <text:p text:style-name="P98"><text:span text:style-name="T28">para</text:span><text:span text:style-name="T16"> </text:span>cortext<text:span text:style-name="T131">o</text:span><text:span text:style-name="T16"> </text:span><text:span text:style-name="T28">e</text:span><text:span text:style-name="T16"> </text:span><text:span text:style-name="T131">realcar</text:span><text:span text:style-name="T16"> comand</text:span><text:span text:style-name="T28">o</text:span><text:span text:style-name="T16">s</text:span></text:p>
        <text:p text:style-name="P102"/>
        <text:p text:style-name="P103">0<text:span text:style-name="T16"> </text:span><text:span text:style-name="T28">preto</text:span><text:span text:style-name="T16"><text:tab/></text:span>8<text:span text:style-name="T16"> </text:span><text:span text:style-name="T22"><text:s/></text:span><text:span text:style-name="T28">cinzento</text:span></text:p>
        <text:p text:style-name="P103">1<text:span text:style-name="T16"> </text:span><text:span text:style-name="T28">azul</text:span><text:span text:style-name="T16"><text:tab/></text:span>9<text:span text:style-name="T16"> </text:span><text:span text:style-name="T22"><text:s/></text:span><text:span text:style-name="T28">cl.azul</text:span></text:p>
        <text:p text:style-name="P103">2<text:span text:style-name="T16"> </text:span><text:span text:style-name="T28">verde</text:span><text:span text:style-name="T16"><text:tab/></text:span>10<text:span text:style-name="T16"> </text:span><text:span text:style-name="T28">c</text:span><text:span text:style-name="T16">l.</text:span><text:span text:style-name="T28">verde</text:span></text:p>
        <text:p text:style-name="P103">3<text:span text:style-name="T16"> </text:span><text:span text:style-name="T28">ciano</text:span><text:span text:style-name="T16"><text:tab/></text:span><text:span text:style-name="T80">11</text:span><text:span text:style-name="T21"> </text:span><text:span text:style-name="T28">c</text:span><text:span text:style-name="T21">l.c</text:span><text:span text:style-name="T28">iano</text:span></text:p>
        <text:p text:style-name="P103">4<text:span text:style-name="T16"> </text:span><text:span text:style-name="T28">vermelho</text:span><text:span text:style-name="T16"><text:tab/></text:span><text:span text:style-name="T80">12</text:span><text:span text:style-name="T21"> </text:span><text:span text:style-name="T28">c</text:span><text:span text:style-name="T21">.</text:span><text:span text:style-name="T28">vermelh</text:span></text:p>
        <text:p text:style-name="P103">5<text:span text:style-name="T16"> magenta<text:tab/></text:span>1<text:span text:style-name="T80">3</text:span><text:span text:style-name="T16"> </text:span><text:span text:style-name="T28">c</text:span><text:span text:style-name="T16">.magenta</text:span></text:p>
        <text:p text:style-name="P103">6<text:span text:style-name="T16"> </text:span><text:span text:style-name="T28">castanho</text:span><text:span text:style-name="T21"><text:tab/></text:span><text:span text:style-name="T80">14</text:span><text:span text:style-name="T21"> </text:span><text:span text:style-name="T28">amarelo</text:span></text:p>
        <text:p text:style-name="P103">7<text:span text:style-name="T16"> </text:span><text:span text:style-name="T28">branco</text:span><text:span text:style-name="T21"><text:tab/></text:span><text:span text:style-name="T80">15</text:span><text:span text:style-name="T21"> b.</text:span><text:span text:style-name="T28">branco</text:span></text:p>
        <text:p text:style-name="P113"/>
        <text:p text:style-name="P113"/>
        <text:p text:style-name="P102"><text:span text:style-name="T130">códigos de fundo</text:span>:</text:p>
        <text:p text:style-name="P102"/>
        <text:p text:style-name="P103">0<text:span text:style-name="T16"> </text:span><text:span text:style-name="T28">preto</text:span></text:p>
        <text:p text:style-name="P103">1<text:span text:style-name="T16"> </text:span><text:span text:style-name="T28">azul</text:span></text:p>
        <text:p text:style-name="P103">2<text:span text:style-name="T16"> </text:span><text:span text:style-name="T28">verde</text:span></text:p>
        <text:p text:style-name="P103">3<text:span text:style-name="T16"> c</text:span><text:span text:style-name="T28">iano</text:span></text:p>
        <text:p text:style-name="P103">4<text:span text:style-name="T16"> </text:span><text:span text:style-name="T28">vermelho</text:span><text:span text:style-name="T16"><text:tab/></text:span></text:p>
        <text:p text:style-name="P103">5<text:span text:style-name="T16"> magenta</text:span></text:p>
        <text:p text:style-name="P103">6<text:span text:style-name="T16"> </text:span><text:span text:style-name="T28">castanho</text:span></text:p>
        <text:p text:style-name="P84"><text:span text:style-name="T1">7</text:span><text:span text:style-name="T16"> </text:span><text:span text:style-name="T28">branco</text:span></text:p>
        <text:p text:style-name="P8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"/>
    <style:font-face style:name="Nimbus Sans L2" svg:font-family="'Nimbus Sans L'" style:font-family-generic="swiss"/>
    <style:font-face style:name="Droid Naskh Shift Alt" svg:font-family="'Droid Naskh Shift Alt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Nimbus Sans 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Nimbus Sans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imbus Sans L1" style:font-family-complex="'Nimbus Sans 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imbus Sans L2" style:font-family-complex="'Nimbus Sans L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imbus Sans L2" style:font-family-complex="'Nimbus Sans L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2" style:font-family-complex="'Nimbus Sans L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Naskh Shift Alt" fo:font-family="'Droid Naskh Shift Alt'" style:font-family-generic="modern" style:font-pitch="fixed" style:font-name-asian="Droid Sans Fallback1" style:font-family-asian="'Droid Sans Fallback'" style:font-family-generic-asian="modern" style:font-pitch-asian="fixed" style:font-name-complex="Droid Naskh Shift Alt" style:font-family-complex="'Droid Naskh Shift Alt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5:19:22.877372305</meta:creation-date>
    <meta:editing-duration>P2DT8H56M34S</meta:editing-duration>
    <meta:editing-cycles>84</meta:editing-cycles>
    <meta:generator>LibreOffice/4.3.3.2$Linux_x86 LibreOffice_project/430m0$Build-2</meta:generator>
    <dc:date>2016-11-20T05:34:18.138831926</dc:date>
    <meta:print-date>2015-07-27T16:32:33.929910804</meta:print-date>
    <meta:document-statistic meta:table-count="0" meta:image-count="0" meta:object-count="0" meta:page-count="2" meta:paragraph-count="198" meta:word-count="702" meta:character-count="4088" meta:non-whitespace-character-count="3526"/>
  </office:meta>
</office:document-meta>
</file>